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msoxl="http://schemas.microsoft.com/office/excel/formula" xmlns:formx="urn:openoffice:names:experimental:ooxml-odf-interop:xmlns:form:1.0" xmlns:css3t="http://www.w3.org/TR/css3-text/" grddl:transformation="http://docs.oasis-open.org/office/1.2/xslt/odf2rdf.xsl" office:version="1.2">
  <office:font-face-decls>
    <style:font-face style:name="Arial" svg:font-family="&quot;Arial&quot;"/>
  </office:font-face-decls>
  <office:automatic-styles>
    <number:number-style style:name="N501PO">
      <number:number number:decimal-places="2" number:min-integer-digits="1"/>
    </number:number-style>
    <number:number-style style:name="N501">
      <number:text>-</number:text>
      <number:number number:decimal-places="2" number:min-integer-digits="1"/>
      <style:map style:condition="value()&gt;=0" style:apply-style-name="N501PO"/>
    </number:number-style>
    <style:style style:name="co1" style:family="table-column">
      <style:table-column-properties/>
    </style:style>
    <style:style style:name="co2" style:family="table-column">
      <style:table-column-properties style:column-width="2.217cm"/>
    </style:style>
    <style:style style:name="ro1" style:family="table-row">
      <style:table-row-properties style:row-height="-1.5pt"/>
    </style:style>
    <style:style style:name="ro2" style:family="table-row">
      <style:table-row-properties style:row-height="12.75pt"/>
    </style:style>
    <style:style style:name="ce1" style:family="table-cell">
      <style:table-cell-properties style:vertical-align="top" fo:wrap-option="no-wrap" fo:border="none #000000" style:diagonal-tl-br="none #000000" style:diagonal-bl-tr="none #000000"/>
      <style:paragraph-properties fo:text-align="start"/>
      <style:text-properties style:font-name="Arial" fo:color="#000000" fo:font-size="10pt" fo:font-style="normal" fo:font-weight="normal" style:text-underline-style="none" style:text-line-through-style="none"/>
    </style:style>
    <style:style style:name="ce2" style:family="table-cell" style:data-style-name="N501">
      <style:table-cell-properties style:vertical-align="top" fo:wrap-option="no-wrap" fo:border="none #000000" style:diagonal-tl-br="none #000000" style:diagonal-bl-tr="none #000000"/>
      <style:paragraph-properties fo:text-align="end"/>
      <style:text-properties style:font-name="Arial" fo:color="#000000" fo:font-size="10pt" fo:font-style="normal" fo:font-weight="normal" style:text-underline-style="none" style:text-line-through-style="none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table table:name="Sheet1" table:style-name="ta1">
        <table:table-column table:default-cell-style-name="ce1" table:style-name="co2"/>
        <table:table-column table:default-cell-style-name="ce1" table:style-name="co2"/>
        <table:table-column table:default-cell-style-name="ce1" table:style-name="co2"/>
        <table:table-column table:default-cell-style-name="ce1" table:style-name="co2"/>
        <table:table-column table:default-cell-style-name="ce1" table:style-name="co2"/>
        <table:table-column table:style-name="co2" table:default-cell-style-name="ce1" table:number-columns-repeated="1019"/>
        <table:table-row table:style-name="ro2">
          <table:table-cell table:style-name="ce1" office:value-type="string">
            <text:p><text:span>flag</text:span></text:p>
          </table:table-cell>
          <table:table-cell table:style-name="ce1" office:value-type="string">
            <text:p><text:span>Flag</text:span></text:p>
          </table:table-cell>
          <table:table-cell table:style-name="ce1" office:value-type="string">
            <text:p><text:span>A flag</text:span></text:p>
          </table:table-cell>
          <table:table-cell table:style-name="ce2" office:value-type="float" office:value="0"/>
          <table:table-cell table:style-name="ce1" office:value-type="string">
            <text:p><text:span>iVBORw0KGgoAAAANSUhEUgAAAEAAAABACAYAAACqaXHeAAAPdklEQVR42u2aaYwl1XXHf+fUW/p1TzMLhB0cFoPFkggMwVmNZcBhmcEeg52FCClSJAsniqIozvItURIpQsGW88FCxmCIFVkWMwNeWCYKJt5tTDAQZgaY9phhmZnumV7fWss9+XBv1at6/XqAiG90S09169St7Sz////c6hrv8r93vQN03QHrJbDugHUHrDtg3QHrDlinwXd9Btx2xz/ObDhh47nmHBZ8Y2rgAFUwb7XSyYaWLApq+bRiPz9sDK+Tn5dEDa4+8DCpNAAX7mGogDkBceAEzIHl+wCCisM5Q0Uw5/wdRMA5EFAHZuFcMX+d8Ajzvd7MZx797/MrDpg6YeO5l/3G9cRJggiohHuhZM4QUVQNZ0B4QBMQUQTDiYIzTIBgy0QxZwigkeJdG7amZPUmN7b2MtAaiKEuODB/EbPSDxTBLLysGTjzL4eg5rDcFl68cI4NndOMInY9/bPzVmVAlmVkacLFZzaZOdyjM/CPKyJcctYkB+YGrPQyTMTbzmxxcD5msRODCAZcdMYEsyuO2WXvREM4/5QGg9R4dT7xNxLhrC11Jurw/NGUJOmTRhOVF8UMyfeL9Bk6Q4o0KzvIISbBRpFNkmcPw+v29j2/ugTMhDg1Nk5FRJHgzHAI5owNk0qrKSx2w7Uzo9FQNkxEHFvJIFRIPRI2tpTDSz4qZkarLjRqQup8EMxgsi406kKWOXRiCpVaiBLDlBeHOMHC1qd2KTMQRFyI+PBcIU95wFlIkLAfysTZEPokH/zxX37WfuUD15HEKagw0VBO2dTg4NEBmfOZ0KgLp25u8OqxmDTztmZdOHVTg9fmY+IMf25NOGNzjYPzmbcBjbpw1uY6ry5kDMI7pA4+c+PJ9NMSKotiFaQBVfXpPfLYqpL7orq/xlhViaKIHTt2cNutt0iFBZyBMwEBZ8bpm5tcenaLJMuPGydN17ni3EmyNM8aY2pC+c0LJklDEDBo1oQPXrih8hqK8OH3TaJRSEXwGRbH2KBf/LJ+F4sHVVtv1NYLvzDu579++A3HEg9whb1P2utig/7qDLj9Lz5rl1x1LRuasNDOiGqCy8AUNk3WWGhnaOQ96QQ2TUYsdAyNwDlBgOnJiOWBQ4DUCbUImnUlNUgyyJwQRRCpL4v5nvC312ygn1op0lWOdlKN5mh083kmCrhKBvnx8LiqYFnG17/+DW77o9ukigECgrDtA5t54tllXj06ABEE4frLN/HUTIeX3uj7OkS49tITePlQzNMHeyhGZsKHLppkdtnxvZe7qECawnWXTJJk8NgLXSI1Midc/d4JphrK1/Y4jv3DnxNLc1jXBcoT6K9sD/gQ6l7KmCA5A4DkNR9YQXz+k8wepv+jHzKbjNEBzgmJM77y5FEfwQwmW0IvNr76/XlUIAMm6kJ/YOx8asmXi4NmU+jH8I1n2wiCM5hoCJ3E2L2nW+TaRF3pJMZ3ZvoYgkSTSK0J2igQ3QoEZ8gEFmIaSmdoy9mCKvoXDFJylNYYHDxAtHED0k1hpT/KAg7DiBOHGZxzygRXnreBr/1wntgchnDGlhpXXzzNf/xgiUHqbSdN17j5smnu/8ESceyBYOOk8nu/dgL3fX+ZOPHI22oKt181zf1PtekM/DxTwfXbmDR9tjlXcPjwBSWIJG83AuWFbDDzUSicJeZJpJQRDiE5eIDs9cNIHaw/LgOEAu1TZxxZSnj8uSVSM2qqpA7m245HnlkhTY1aTUgzWOk7HnpmhUEGtUiIU+gOjB1Pt+lnIIEi+wk8+GybbuzpVVVwScyWv/pn4kxHcL9U27nYFFDyeY58zxg5pqBWwgEPBsTtFQSh3qhz0qOPw6f/dDQDPDjdfOUWvrdnmdcXEhCHqvCxKzfy0wNd9h9JaA8cosLWy6bZ80bMnjcGdGPDRPjIxZMcWsx46pUB/eUMJ8K172sRp8aT+wccWnQ4EX77vAYbmsrDe1OijZsh8WisKkNhHcSVrLFftpWP5eOoZEvSlGhqGhGh3mwSbTlxnBCCfmI8vb/NQjcjC/ohTY2fzHQ41nZeBuPZ4akDPVb6QRoHmnzm4IBBUmQeZsYLh2IMwUxwIhjCzDFHFBmmCo0mEshYVCq9g+owkjZGJ4hEXu2Jhh5i2JtIFCGqpGmKNkFCHyK1CGlMjGmHwx32HfIAdfZJdS4+q8Xu59rMzCY44LRNNa44Z5LHnm9z4GiCIfzSdMSvnz/J4y90eWU+BRM2T0VcfWGL3Xt7HFz0zcnGlnLNhS2emIl5fcVQBWm0OPb3OQvkzY7X8l7RBZSljOwUPYC4ocoTKdklIuu06T3/DLisaNkUiKKI+bnl1Q7IzEfRBcnYG8DhhZQks0Iy9GOYW84YJEFeK3RjY7Hr6AZgE4VOYiz1nc8QFcSElRhWEljuB/BDsCjCzc+T5b2AmJe9eRcoZcoryeS8H8idIoEmzWPY4OAviPe/iERRgRjFVpWsnY4pgVA/V54/xb43+hxaTji0lBLV4P3vmWT/bMxcJ2Pu5S6qwpW/3OLAsYTZdsYT+7qICJef3eTISsZri47de3ogwkWn1Imdsf+o8di+ARIp521WpprK/ywqbtDDaiHiZpizISNUusKR1rZwjq9fEyU9eoTBS/u80lNF0qTADMn1qAKJG8MCwCA1Tt1Y48CcYF1/VpLAlumIqWVlruNQgTiDDS1lUyviyLJD1OuGVlPY7CIOLnigdAYnNIUMxSQjUsWZsmkyolmDLE3YePufMbBoRDaHiiyVgFeJoRxypBcQZziMdGUZ115hSqMCOwRFxY9EPE/U6w1O+OGP4M7PVaXwR++4yy58/zUkWYaKl7Bnntjg53O+8UGEyaZy1pYGM0e9zRAmmso5W2rMHPONjwHNhrcdmHfEThBVmg3hnC01frGEt0VKbBH/9KEavWw1so/bz0HOiy2HMys1SYKqIiJF8yQiiEoBnCJCs9Fg586d/P6tt8qqEghik9TgolMnuOzsCV46HPtACJy+qcYHL2zx4pGkyKvNLeV3L5ni899eDmAlTNWFmy9t8bnvdhH8+kGkyvaL6vzbT1ISFEEx8UgtVu3uJOd2jTyuhJuZGVmWhZf2ji2iLcMXzdcsyvsFe6h6RhhthrbdcZedd9k1bJmEuZWMWk1wTnDASdMRsyuOek3IwtLSidMRR9tGVCPYhC1TymLfEBUyUyQSNjQjMoTYKSZKrSbUIqVZV465Fn938Av0tZHzICqB9voD0qUFspUlXJoN5bFqWBBRRHNp7FegCqorKDW3D+fUahGP7NvPnzz4TVmlA2oq3P47m9j10xX2z8aoeG79g6s28eRLHX72Wuw7NISPXz7F/76R8t39/WLJcOulLQ4tG4++OKAWCc4pN1xYZ2DCw/sckQqpU244X9jQhAdeadJ78lG6VsMtL5KtLJEtLpC1l7F4gBIyIKSEMMwGCXkrVgK4XAOwtq2mSr+brQbB1EEvNu565BgoZBlkAibG5/9rgSjy0tdLW+Pu77TRSMhMyDIP0vc/1fMS14TULxiyY2+GqGIqGMrA4Kt7heXUeEOExSe+TU9zJRgeWkA0Kr0olJDAr/JgJVVYfdG1bdVxxQHnn9rgivNaZC4d3lhkqJFk1CZFsebrfyri6099G03o7xPn6MTGSpyQBFA8I1IuaLZpfeIPqTdbVaoSj+BFhH1Dj4S0x/DjvKZtuB3SnSGhkSiXQKMWMbn3ZXjwm1WHfPnee2zrtm0kcfwmy1HlBQkr0DdvO82MJE1wmSPLVRy+zyjLXQnXyBqTQfYOl61yBC/GWgW10fHxjo3Oa6qy6+GHufWjH5WKA+659z7bum0rcZys7sp0PDVJQGIzI80ykjjGzIoH1yiC8v6bbAsQKznUU1l1///jpHxes15n565dfGL79ioIpq/M0Hv2JyRpVoiP4XJTkKE4NFJfDqLEx+aIu21c6obfQkKTWty8ECPhmNhwiYqqfTg3HAvfF3IRMzxnWCajQic/RyVXDGFOKJG01qD/4x+txoDO93az/PrzpDnllD4mDBcbgCgiPnKY7st7yNp98gZOS+lU3q55TBhBbAo9ULEFKNM1bVbFjxI4Svh6pcFmQEOFla5bDYr/eu1Vds17TiM1hi+dr6qEKGSdNp09z5EuLYBGIy+hFWRe64H8yw/nDo/pCK1Vr3l829ujwcfbCZ+e61VLQBstoulNmEuLjwiSf2qKlMHh1+m8tBdpTBCdfDpS0uxaRCSktHjPS+nroebRCClePZbXKqtt5J8YS+mvVnx2rMwrYFkKbZI/m7+OEEVKLVqCuV41A+594AG7ces2kiQZMm6gscGg778P5jLSqmhebIMUzrdj5xxvWz4np9PK9Y4DjsV51cwYzZQGsPNbj/Dxm26sssCXvnSvXX/D9SWt7W/a7/dxlY7M3vHtqgamsh/W88PYHxu3zxrj6rx6vc6OHTu49ZZbRmjw7rvt+htuIMu8EEKEQbdL5vyHjlHBUWxhhL7GZMVbjLyE+hHLIxwEkOaZJUElBp0vgf5M/WLKqrFnB3JRpEaj1mTXQ7u45ZOfrGLAwn13cWT3V0gzh6rS+fmL9F+dJVJKNVSu53LNvYmtqMc15ttbuMY4mx1/nlQ4IwdB4UjPVrPAnb/1q3bNWSeTmZEuL7Ly/NNIVBvR41UqGqW8cbaifldR5Dtte2vP1BB4rJPyqSOdagncecUF9uHTtpCasfTTH0NaXZ05XlSOFx3NM8je+QiXx+P0hpdKVRqOVHm857ijzQgGfPGLdsONN9Hv93w/oBpqv1ybwf+l2hzdinkuG27DY5axQ7xGQ/KmpVyrq8e+ASqN0QCW+bh8TSn+a4Ux9notYtfOXWz/+PYRB9xzj914002sLC8P1+RLSH08Fiij9juD/O/MsXHzIlV27XqI7ds/NkKDD/y7Xb91G51ONyxvv00Ofxvb4/P5GseCJih0Acfn+7XGCnx9939y80euG2GBe+7i4Jf/hd7cbLEKM6rKRlVdoeYszFErNTZl1pAxtTzGVloT9P8QBcNl0FFWyW1Wuk7+nCV1KGUV6XuB2fnOGBa48gK7avH1Yj3gzTX9OO1divSbojNrMEx56cvels5f85lK/UNDhG+1Ez41161mAGlKlMSYyhovKmvSYBEZyVthxkRlFL11JHpV2zDyw3hWM2i0BxhaqvcqOggMqAdFuCoD/ubsjTNT/c65MkI3jNDNaNRs3Pp95Roy1qbHuQ9j5o06u7ovq85nlcOG2/nM7f/ro733sv63/rf+3+LrDlh3wLoD1h2w7oB1B6w74N379384E3vfGP4YrgAAACt0RVh0Q29weXJpZ2h0AENvcHlyaWdodCCpIDIwMDgtMjAxMSBJTkNPUlMgR21iSBCOIU8AAAAASUVORK5CYII=</text:span>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<text:span>car</text:span></text:p>
          </table:table-cell>
          <table:table-cell table:style-name="ce1" office:value-type="string">
            <text:p><text:span>Car</text:span></text:p>
          </table:table-cell>
          <table:table-cell table:style-name="ce1" office:value-type="string">
            <text:p><text:span>A car</text:span></text:p>
          </table:table-cell>
          <table:table-cell table:style-name="ce2" office:value-type="float" office:value="1"/>
          <table:table-cell table:style-name="ce1" office:value-type="string">
            <text:p><text:span>RFIE4RYNBINAUAAAAAGUSSCEKIAAAACAAAAAAQAIAYAAAAFKNFY54AAAC74ESRCBKR4NV3M2PGKJYV3Z4Z77OW3KF7235KF32XOVUWVNPWLS3S5SNR4UCGAJDNQ7XWGB5QQQ4AMGICJASEYOGOAVSPE4IBEE5RQ4MZECABUCYE4NQDTALN4EHWESMXW5NUSS575V56266UW7PZUPVY3I23BAQA64ZIXHTT35YW3V7J2NL454ZN657LZO767UG4AFK5YAKV3QAVLXABKX7KAN6MPO7JWJPJZJORRIOIOVFZLTQK6PLXVLPJVD6GQXQMR3CBFWN67NTFJA6M2P477J6EXACN77HD7NYLRG2UW27NGNHM53VV6UTKF5UWCZNJSGMZRQSBSGY3URSHHBIJ3T6XJ5PVZHUJR2RLWZYQ6XJ2RTRBPDHPA5AD3G72XRFYCPX74O2NWXFLOO2YW7LFNVXN3ZKVDYPML24VJBU26DUDAHFQDRCSXBFIEBASSAEV6BIQ2MWKYX7M4PDSTZJ2PDTR3A64SQPJ6UROTB6AXNLFSOEOP2R6S77DYT4A6V76DGOCIW3PKTHLHAO23KVKXNXPD6WW7HC3JHGWFTZFA4WAOYLZKILQEZNFFYR3BFECW3AHNXK4MUYJ3AJLU2CMBU3Q2FSDEBMOLVX2H6HR4POPY7Y2KVRRDYVUVSXYSW36Z7GH2NZTHPLSAH772XB4XE6F7TD4YTJ7L5DPL27LN6M3VQNUKUD4TFHBCU3YQWGSPSSZF5CUIUDVE4SUOYKIRKLQTWCQJIKVAKEVA2VON5SQFFLXUDYDR7KMR6DXQ2TA6PGDOH2DQHTWYEUJ22S4XH7OTEZFBVE2OPO477ZOO676WQEXD3Z4DZWVVN3D6NOFNV2XX5ZMLVROTWGZJHPHNSLGTVZAKB33AFIRKHTP4QUBKLZTT36NRCRFAQBDBWI3DCTILY7H3B5LGPHBG5EQRDMQB2WQKKO5IHDM32YA5HJB2HYVDGKOI35EXNHTXORPUHCI73R764TMVMB5PPPT7XN2OYR6XNU4SNZP5KXLWDL7KYR2K7QSVVYXGXIVFFTNUFAR4Q3UOX5YCQRUBUTXE6SGMOT27MB6EZ44EUZHGEYBATOTB4JPLKGZT3RHMF54TNXPM3I7JH2WFVXCNHGLCKPBRJZQHCSKYTH7SPL6J6GH7P2OJB3ZIAD5W46HQ32EX3POORXNZNLKZKJDL4HZBTUHWHOFOXZFPVKQ3LMUWRXQGM34HA3AHK45DRUVCLV4TVRBJY4ESQAI2E2Y3KE3DPCV6OGN67CZJ4YND5AZIJYP2KCGZ2XJXGAGACDLLRAO7REOWMKG6JG5XGHQ7GVXKCYWKKHRN2AYEDLNEJGOHTOR2GMNV7QJJV6TIZN4KPTXLX7XIW2QR2B5X5VOOH27JNESVJSDB5ATKCSVKVRRICUVGJJYMJH3RAOHZCLDKURKFRTXFCKKYJ222SBJMG5PHITYJ2CJL4SV3TLRUBVM5TKFHJ53LCW3VSLPHRDYLNLN7DBID52G2AG4GAYXKH252UZD4H2TAETNEWOV4CNTZCAMGZYOZF3HVPKUST37BFIJGCZRYA7WKEUJDM7T245PBJG34IAC35565RLNO6KPV4MHDS3PVW4UV4SZ2TVAZICOIXAJUHQ7KBHS7CBQRJGJ47MMG5F46I5UAMYJGR2LDK5OSLE3I5M2YAUR62BACNCSEUK7HHKMO36MZMNWCJHRLA5XOQGEVK4QMYLYGNHC5ONNZ54NYNURKGIUYJGRNSDAXV7BDX5AV35YPF4OLWQT3JLKYZDPVAPIPBBVLQQVMIF53YDX22QD6677PIGWCWF2MRFXL33ROXWFVA3JMSQWDAAMMXWMEIDJTLNC5KAVBKKDEOOSEVRLMFMCMEQFWVSRH2JYZXD7QIVZK4IU2RI7S5ETMMPFNIT5E6IQPT3BSRZRQHRPDTD3LRKQW2TCAUL2GIHHHZWJSC2OMB53SDNANKUECHLPKEAMNUDKSXSMF4L3DIMBWRBWJ6VCRQSHETJNXL23YNWCVQ67OZ6XCRFDTB5W3YZWG4DVPLGZQTWFVA2BGRHPNEUENQMTROI52HNFSEFSBFLTHDHA3I5YZALUL5O5K6BV6SKNEUN2II6T4TRQ6UW7HRB22EWT5BPFB6RPWALSMBWOV2F3IPEMPUVJTMZXBUTLQUDVZVE2DPU4A5C6QVYXDPAW4YNK7QKU33DOFGBKSEJOMSQDP4PWCMMS7JOCH4KYBFY663T6DV2K7Z3CVM2VZXVTP3UHIBNBJMGMCNLTDSMGUPCOORYI45JLRLUDUOMXG6L6CC4I73O53QDUL2SJFWW4BN2LNCPOBRQHTTF3CF6FKAI537FCDAGWDJKQDIDLRYHPJYKYIZAWENTOYBVN6Q33NEIU2NRCEURBU4NWQ2IIR2DUA2KEACSCJN6RQAVWXDF63A2WJDK2ZXLW6QXH67R5O3ESGGM4MRWGLEOJ6BJS5SIA5CQKLRTWCYIX3LKIVBZW6GOVWDIBEOCFAHGCTYPRPDJXJMSM36NSHLHKTJ3QPWF5BSMBQZDMMEAOIWGJIIHXL6HWCOWWO2KTD6ECRPE4X7JA3LMPCPVQATIRKHPIEUJPIOPJ5NZK4OXUW2WWP7TDIE3B66XHL7KLP5I4TA4OXD2IQYBAZNRV6L3DYDBWK4A3DXFSXZF6YF3CNULVMNB5GMO5YVESK43OQZRT3DLNCZJETIIKQJAOE2C7O3LUKNB6DG57XMTDJXKDGTYA2HI4VZGQJ73FYQJLBW5XQOJO3GAGRGDZB2PM5VQELY5HKBF5CKSGL2QJ22WVRTGFYYTUOECDUWKN6RXF6BT7OPX7OFNGJTAO7ZMABXPTRG6KX5ZL5C77WM4SD2L3QTZ77PIMCT4MRXQSYZHRHBVD5OSBFMO4VB5BFAUJMHNTE4E4I4BQSJUUVYJYE4PNTQVQJCRCKAECCEAE5AKAUADLQRYDRSMMJ5LZ2M3QBQOQGN3RBQ44RGA2TURC6JRBN2KVMA2GZQFINBAGUYXLDNNVJL5DXO5RQVDZVANH5EW23J5R376QSMXFZPU5FGIWNWNQY2DIEHMTA2N6DLUSALRY6PD24CWU2IP5U43NS5JW527O2O6RH4OQKKRLHJYZPTIXROHAZEY65MSD25UAYHYDR3T7DCGQB2QKGK2KBZBJQZU6DUNWHDIGQIYUOPLOM6JREJAHR7LI3IFR7UULUTVBTBMCMCMVRBZ7IHAP5ONMR5W5VC2UW4OG5MYJ2RZGXKVNMN3VWEZGFQHRDGCMCJF7KUQZB2JU3J22XF2S2HI4DWOTY5M5GWWLKPTUMUL5YH2OSHV3K7FHAD2776WWTIEE73OKQKV2XWVV556IJWFVP4Z2DMTRNJ7IXEFJ6DUFEFEQKPEUFZMIS7T5QV4SX54R5G4SIBZ2ZF2HZTFKKLF5QUIRWAVPRWFY2IDVUXREIKSQJIQVZFTBFQC2IE2BKQTQZU45GNPGMZDQTT4MYOKWW4RJN36FLDOIGTWNUJUYHHS3KVRFWN6MT3WUGFBS5CPAAZ5MQVAF7G5JVTMMRYHBED5H6H47ZTGPU3IBJ3MMSM553ZRGLR6RPUN7T5T756VPNOZT6XBTOVG5XFVOTOVPMLZNEONA5EO3KAI4LQEQYIQQDLUJWQGSC2DAZJCRPF3INERMPKRIDS3FDIFG7WCHWNZBJSPWKOFE5YTEUDQJJ4ILRDDZSEKBUKBAIQRJ6M2OWC3EI4FYJQQVBI5EN6N3ZPSHDS3FXPJFOX4MGVOIVFUQY2I46TVYOXIDMMOKYX6CHBLBEDXDYIKRJDO64MLAREKU2TCPQXBGFTM7HVEXKTZVCBNUXR5GXOJCMDT7BC3JS6K6APWPX7XWFHLV7M7KDYV2UGX66HN34BQAXVQIKWG6DCTWAO6UAQGXLHF2CDLAJOAS5ABDZO2A2Y3PHFSIVUTAQ6RUVL6SOQKCCEZBJPCDBNHMUB4CLNX4FVNTCCSFOIJX2OAFFT5C5IMT2IFATUFOT2FWK7SULCSEUWNR4GOEV5UYGN3PYTPLKA252ZBCS5LM5GTKXQ6LWCXAZEUJITINKXPSKVGQRX7XKCJTWR2TJMV5XN3M4XHZQM555NPOYYDMN2HZ7YJ4TLFA25T5K2LRAISB7E2CX46EL35MJBT4O77Z7V3P32Z2C4XNHCIM3Z5LBF45CDU7MS7ECKMI4RVOQQHCHMBVAELZJSHENTJCLRYKX4E22SCDZF3PAXEJFWVOQZOHDSS2F2M3CMFEES2WMFW5SQ2VJX35D6ZZKHJEOXWBCH24EIIKSB27IAITAO6WREYP3K2VN7CNNPIU3Q2XGHU27DFTGNK6X6G5HPFBTV46ABN52QHTDX3NFADFEHFTAZVVNLHF774PB3O7XKJKVKRLA2CYLEGF34SLPGUNAAT6HZCT4LGL354OAHF3A75S4633VGRYKW3ITEHEECC2FM6BJ62F3YOQIBU2HFVJW6Q4YDMU2O6YDKQKDEKJT6INQOQYDIDISUOEOJLJCHENRFLOLL7H2CUDAHLUBUB77LNTIEW7PYC3KZMQDE5IT3QJSKUVVCJI4YYTPPEDMLQFCNAPLZD3G23DE2MVPN7TYMLM4MRWHUCLUG6CDH43VQS6SQEW5XNTCPNVMQD46EC5LNDW5XN3PC7DY6G5DVOWUXIJXTDXLXLTYCWNAP4VIBH364A5Z74QY32D565XHN6C6UK4CZDLRETWLSZKPSCEYAKYIPNCBHFSDLDA5OILKFWISGSDEZQS6AEQYDLXJUQFJF4PERFMM4QPWZNJZ243JENTAP4BRL55CJGQAZ55RNZC3B2ZEHZ5QFO5YSNTPYAJ2QRHW3UVEGQPOPXVTLTBGWI6HSZAM2YVAE5QRNFSVDPEBQRIJBDWFZAT7HQY6TPURTCZQXBIE7GYWYMVEQZFSDQ4XEBCIUQZBMTPGX4EYYATRIALIAH36T6HT6W7L6G6LQ34O67UD5EY4I4ZBG4MJDMND4UZHF2AC4LEHDHILQLXCXITVCFNE4AA4OBO3CHGOKSQMEWWXEJMXI523CHEJMWWNYF3OCWXBJFHNC5U4RDCUXIBWN6BRBO42YQUWE4LUBGSB6YWV7TRGZ23J46LWATJRDKFKDMCSKQLIHAMQR6RQA3NSVMDF2NDOUGQ3HH6CMB6S4SHXSC57IYEI74KDJW3RCSVFDCPB4LSEENI27OYOOP62AF6IAJJHY2TTR6XELZ46HNZ5554FIM7HAXIFMXBKMLYITEBMNEHY6URBLCS4EBJFALDSFC2HFA4LVGGM3WGKE3QLSWF7SDYM7E5XLXCURVFMUMJ3HAEYL27QKTECK4VOCSHQKPSH3N27ZTCKISIPR4OMLFRSXCU5T4XEBDIHJ3CUVT7HBJLPPNNX5LQOI7UR7GBCKT32FJKJ53NU3RMOSCG6N2XKNJVBKUWZOS5H2DHDXCTQAS6ABQYABRCH77N777HEP5O7OXGZ2HNICZMARIRFSRKAAM5MBXG6JPAFGUDUEFIQEOUA5AUNEROFKDFCLW32KXCJ3R3BJE4YPHJDCMI445UO2MUFUVCU27Q3VESE5SKMUKKKBZB455OLHFS5W2U6PJRCPDGEOIEGFBRHGUGRUNWHLYEEURIC5NLK5ZOTK2W7Z6HIS4UTD3XSLW74CSONJTFVJ5B33AM4DIADEQA6Z6J7LFHH3YVLTXPEOZ22QH37ZZATZPXPVQEHRECAI6ICSQFBBUBBX2OPUGUAVSG3SB3KPTZYGVGESYJCKBLLZLL2L3B7HK5NREUUKCGE5JLYOFGMLITRGT2Q35LM3ZKUNOM6YGTCNI6UKWCTD5INAO5TPUJILF6PW2PD4TRZG2F2BGJZZBFBAOIPGIZM6K4XAYDW4J47Q2LMW4ST5I4UAZH2WNY7HKVBFE4PQGGJPCPHZILKVPYOQH4R727RG5WFQX3TQ7353N7S6DF4OWFVPW5PMPPXX2THX65Y43NQOQINNQDVERJZ55L7VIPDIFIPUTQYPG4GKQSF65T4ILOXIXY6MCGPY5JRZPDSBK6SHU5UG43TEPF5RXG4XKXYMQM3HPDF3MDSWFZU6JUWICRJMFUCUSSR6P67RTITKLWJB3RJANAMGCIBMOKWS227IZ7P367Z5JMLOEYDLXSK57AYVM5B4E5Z7DB6JY6HC74H27Q5L7TYCAXFKL3DHCHINC4PQW3NW5W53N7PT4HX222BZY542LHVI44PM7BYT55GJX7QD3335H5PB6VHKGCJIFMJMNCXWTHIUV2SHZ5V3HCXEEAPROSPEOD454DSXG7NUGU33A6XFBILNOVNSXTLOIK77OKOL67HPLP4NDUILDQ6NTB5GLRKDDBPOVNCNGNDEEFEWDLALOQJTIE63FZZOB5QDATVZU6HCZBMXFPKHZD235BETJ732RVGEW5YKZCIFD2P7P6R46F6PTXD7BWGPKGZW6R2XKXO43PJNISDEG2BLO3JDRNSJV5RFZV6OSM474TX7545HHHYO4D7Q62556T5YVWBVA4GO7NJIE5HHBKZFEAS5KP4EYA4PNGICXWL467QFDHRYPSNKNRT2B3WN2TJYCSTDVKGTKKS7GH57P2EL77OY5X6NHM5HHDLDXAJROIKH732BVLBH5JVCBG4PNQ6YEUFQYD3WGZCW2SZ3X77YDD3RVBVYFC6PXRAPVFJHWCTPW3KZZI7KTEUTA4LRBTRN6B5LN7F2ADML64GK7P5QPP45VHN34L7UL677Q53MK3O7I6WXWFBA5U35WGFXL26WCGFUKOP44JQYVRJ4XJXLA5HVPJLK5W2G7PVA2LHN3RAOXSWVFSVPJIIJOAW7R3WTE74MMEZPKJKVDQJN25XKHONBRZWNDIRCUCY2CNOAQ67HJEHX326BTH6H4DXZ6OUBHZYJRTWCLGKG4MR5GPF7EZKLXF4PCEUFLWPSIPL2SGN7P3TF6P3KW6HIXFLUQXB4IL5PZU5YXHCJITGPPYJSXV3XLGEM733TMWXROAPHS7GTWRWPJSUXBV7KRLIJTO66YO3Z4OKNWWGOHM6HVGWKZRDRDSCNA6HUWHD6R2XKUKX27D5BUEQ45PXQCQ7X5ZHLXCHIWUUSVLVFVFTM3DEWBTJOUQINY673L3LKY2BFK62CQWIOSUQS76ZW25Y6P7KP4IZXI3V5NIGR76HCYN4OYHHVSERXJT2EJATFGLC7X2OMGR26MJ4XWKZKHXCEOP75D64DJFPDNOH73FGUZF72CODRIG5ILTERAWCW5XXLTHL7C6UJXFJ7XF6CWAFPSY2HPPZ7X353VGORWVWW6KU4OLTS6LWABK5LYISBGMK23OLBFC6FGAGIG4BYJR6X2PPN7P3RGDUHWFWZW3BGYO47GZ3ZZFO44NNNBXOND2NBXPTWTTTXINSW2HIVKVKTINGW6NLV6PYOC6P6JFSV6WOORH6ES3AILJ4QBL3O47JLJ46PCBG3WZW6HKVLV3RCPTZ6YP5O2XT6PAXMV2FJ45EJZ6QBJY5JFENZ7D34RR2PLULONGOLOK6VQPXD3V75HMZ5VHV47RZCSN6O2G4PKFMRHYXRP53RKBZ66BYV4DG4ZCWKZIBK4QTZ7TJQHY3EULAWMPM3EZNUW23GEGAGGMZTHDEPRXIOKLDBZX5E33AJJ6YGWTJTIZ5JI4Z7P2MMSY2POFZUOLNPHT7I6HH2YKD5RZEZ4CLP337E4DYYWGF2IGOT3DXJ6VIV6X2PONZTHNNVWUODW5UMIAYMRRP6MF5A77QD6HBQ6YJHU65GK3HUV7E4PDYDRGZKLS65LSZLZ75VHQ7Q67PTRVXY7HI3TD6EQ3FUK457JXP7IXW5UPK4XOTJ4557MUV7TZVLPH2HZETTU6HNCVHJMNCXWM26R6D5TGIZ7L5PUSFHKLSAURJOAY3LG4ZROQCPERDCJEHB36RJEXFWEZLHE4XR6O2GFZPUASWJ5YN7OYVOX2EYPHZ7QNZPELA2H3COR6BEUZU3EY6HB25LXOYZD4P2O4PRMJTENB2IZSGFW3RWPKIOJRHDFB33MHHSVFPVBZPHHWXX53P3AHK3O7X4HOGSWNW7XXGBSER324W2PJTFAVWZW5QS2JQZCD4656E5GP4TMZRGJAGZ7ZZRRWIZVJ2AXP43UY7SDUJXXSOY3QJEDXKQNOSTYQW6MGHIXWCGD2DM3G5JLI2HRYZDKNOJZY77YPC7P2TJWRL6QOHR5OEOSOHTZQERD56ZXXOX57Q7J2OTVRP37HUVFNLXF2OSEUHB47EKNAVPOFPM4JANTS5JZONJXTAC4KSXFJKXX7XAGXQDCDYZ6PXUE4VJWVHRU2KXO5ZM32S7K7X7OM6PPXNPWD444P6G27OETNO74D5M4OQWNVVMDZ53BFNUDNVAFDNC5DXD4K4A5USVXCNMAEA2U2Q3HZCWYAW2CS4X3N355RNZSESI6HF6YDD57MMDKWWYX6OOJP6RYS6X6HXLX3VE5AUPN367Z7AMAAANBUGTZ564ONEKTUWYYWQ4XQT44FY3PEF46ONZBH4PAAJ2QA22QPVW6OPANFNPKR453P3IJ5ZMWYMDT5AQNGRYNFS3PYPSXXGCNQREWLC3UBUNSLFJBLJFEF5CWEREA5OQZMRL7B5AK7B6WMJQGUGUHU6QWS47CV4VU7PWROWIJ65CMOGUGWDCGIKURLIHZ3TLJRDRH3G3W4HSCBCLSYWOD7X354TRFCM4JATJGXZNR6W6TSYK356GGY75WIZ75XY4AFSQLM5Z6PHTYUYYX4YNJE4L77AUBXMKZXL574AJOFRSRQXBP77CYQ7RDQCGVML5SUKI2RPUQWVJTLFMUWRLVDUKTIDGU2VKVCW2SYMR35FVKRMYTKFABFKBBB5GCZGWMZYCFSSIETBXQPEDUHUSQTJDP3TCKAVJGTCWFEPW6Z3AZQ7AQEDR5ICYFTFGFMPY7SBGFF52ZTZ7HZE5G7RJNGAOASAQVIFGNRK74FKXL7VWX2F4Y7J5FUNY77TD2NDF7NEE6DKQJLHJFGA5M5VHVGWZTFMSFEIITFWASC6Y6XLAH7G6P57ZRT54WWOWI5AKL5QBDJTJOLJ34O5Y5IH64Z3IFLDEJMSE66CXGTB57UK7EPMHXH3NVHKUKRKFEXK5ZXYPAMHRPCOOT2PJKPYXR7DPQHUQL6L7HF4ZONYA6PHWOPCAAAEJLBNIATBOQ6SVWBR5OW7UTKLLO63KS5KGXBS75CTJOYBQIRG2LH7KQCH3AV7AYFARMMWIIKDKNK66IZTOILGRJND5DJELMPG72EFS6XPL7YCU544CODT6R54P6KPFJRPLJEEOFGCNBVVPL6H5P2ZFSFEJASVFQYRJDSEXQGXPF5EWPSO3BF3PYY6UCE7QS2CQRFWFBAAUC5CPQWX3S45N4YF3M2F2U4PN3KCVTDKUUEZBZXYIMXPJ7J25H4CIZHOFLLXZ3RL2BZT7D62EVKDCIKUVY5WYZXGJZIEYRKLT7K5RWKZLESIIUELYXRILQVBOCWLAXRGD5PVA3LHVP6RXRT6OWXMR2HFEE6AAL7M7YC6MLM3E7WKMYBANOPJIYOBWT6BVN64EEE6CARQSRQYMUE2HH3R7FPOHYZUUPRWLITDC33TKW53JQGTQWCYGTP6G646M7WTNPZCEXFAJUCYEXHOONX6XZN72XFYFCT6GYYQWS56WTN743IWZG56LQXGC5G5VYBFJPHPRX6Z3XQS2THODYUPDOX3PUAQBWQCUEXH677TQXF54JSCHSIIWTJOV4XO6IT6CNN6EWRPWCYWBPL4WPKAFVNOLAXRORB6KG475ZW7CQKJOEN6LT537SEEAXDJXEPD27YAKV3QAVLXABKXOACT6CH7BKG6YC26N2XY2TAAAAABLORCVQ5CDN5YHS4TJM5UHIACDN5YHS4TJM5UHIIFJEAZDAMBYFUZDAMJREBEU4Q2PKJJSAR3NMJEBBDRBJ4AAAAAAJFCU4RFOIJQIE===</text:span>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<text:span>book</text:span></text:p>
          </table:table-cell>
          <table:table-cell table:style-name="ce1" office:value-type="string">
            <text:p><text:span>Address book</text:span></text:p>
          </table:table-cell>
          <table:table-cell table:style-name="ce1" office:value-type="string">
            <text:p><text:span>An address book</text:span></text:p>
          </table:table-cell>
          <table:table-cell table:style-name="ce2" office:value-type="float" office:value="2"/>
          <table:table-cell table:style-name="ce1" office:value-type="string">
            <text:p><text:span>89504E470D0A1A0A0000000D4948445200000040000000400806000000AA6971DE000018944944415478DAED9B7BAC6D5775DE7F73AEB59FE771CF7DBF7D8DB1C160280E36101E7ED0064828794849096993142855A55A89842AD4A854ADA24A551F52ABAAAAAAA695421FE9536AE49092F0B471C0C140A06063B0C1F67D9D7BCF7BBFF75E6BCD39C6E81F73ED7DAF6DA97F700E5553754947F7EE7BCF3D77CF31C7F8BE6F7C636CC74B9E43AFB8B0D672DD0F98F2E79CE74ECC1D73B85583689E2D4C874EB982631DE7360C2EAB73979DCABA0D646377EFFB23C0F853F2BC2800C76FBBEBFECC67FFA5BDBC7AB2BBBCEA2E5CB885B5B5C3E48D8CAAAA984D670C472376F776190E4698464C22A2111335118D1EDB558B579D63DDD45F71661725B32B99F9F5E8FD95DD67BF750D88FFB704207F7134EC136BA7CE9D7AE52B6EE3677EE67D349A2DB2464E392B09A1C234D26AB569E619A6CA7832A62C0A8AB260341CB99DBD5E636FAF776A7B67E7D4CEDEDEBDC56C4AA802B94644D49A1A3975C7DD4154AFE79E755C76396F649732E7AE3AEFD7C99A17A5B24B970FC5118F7F25FC1FCF807BDFF95E1947EF579A9EBBEE7C35878F1FE70DAF7B0D6F79C3EBB870FE0C9D56932A2AC3C994FE70C44E6FC8603C65322B194EA714B312E71C0EA3DD6C126285C64851148CC72306C331BBBBBB6CEDF6D8D9D963301E1243C4199829DE19A898331DE1FDA6834B5923BF9CB9C6553C571B597E491B7AA51CDBE6937FF4C9BD030FC0AFFDC6DF2BADB3DC7CFAA9A7D8DADE613A1911AB0AA74AAB9573FCC8612E9C3FC32BCE9DE5FCB933DC72EE0CE7CF9EE5DCF973ACADAD2D7ECE645AB03B18B1DB1F321C4FE98DA60CA75326931938C7EAF2124BDD0E998310024531633A9D529615FDD198FE60446F3066B73F60369D10A3A01A400C956866213AB2B16A7C3E77CD878B8DEFFC833F7EE26B61DF01F8C8AFFFC6C6CF7DE0574EAE759BCCA633140583D96CC6FAC606EBEBD759DFD8607373938DCD2DFA833E5559E25132E7387EF81067CF9CE6C2D9D39C3F7B8673674E73F6CC69CE9D39CBA95327E9745B8BFFAB379EB1DB1FD21F8E198C266CF7860C4613428C64DE73786D85A38756C9B38C102A421482084559321CCF58DFDA637377C0CEF54BB679F5E23FFBD227FFF347F78D0141645014C5496DE7E48D1C55E5D0A15596979678D5EDAFA4280A5495469EE1BD23C6C07834667367975EBFCFC6D6361B9BDBAC6FEFF08DE7BFC6EE4E1FB340669079E8B69B1C39749853278E72E6C431CE9E3E5D67D179EE79F58FB1B6B6B4782FD332D01B8DD9EB8F184E668CA625452C09E6595A59E1577EFC6E1EFBFA537CB198BAF8C2F7FF0ABCE763F0E9B8AF0088490C12C8F39C4EAB85CF325AAD165996E19C23CB9B68AC28A3519633AA2A10A2B0B4B2CAA953A779E3DD7793679E56AB492BF7649967349EB03718D2EBF5D9DAEDB3DB1FB0B9D3E752BFCF37BFFA14B3479E404289849256DEE0C8EA210EAFAD70E2F01A77DE7E1BEFFBF33F45515638E768B71A74DA39DFF8E637F8D4E3DFE227DFF23A1EFEC32F509655E7F43DD75BD7FF84FD05C0C4AAAA0AA82A9A391C1966468C829961A6643E23CF1CDE7768B75BC4A8E90735320CCFA4AC184E2B26B319C5ACC0CCE8B49BAC1D39CEA9D367595BE9D26DB7585DEED06D362943A03718B2D31FB3DDEBB3D31B7275ABC7F72EADF3D4634FB0B5738D8FFEDA5F67301AF3C437BECE687707324F8C19A3E9947E6F8F6236B1EB81B0EF12881AF74255212278EFC91BE09C43351D525531C09B11635CBC363372CB701EB22C23CF72BCF374DBEDA4889C23CF32AAA86CF7A79461846AC4BB0C31C56174DB4D8E1D39CCEDB79CE3D633C7F8DC57BEC93FFFB7D7F9EF9FF912B79C3FC3979F7C9A93870F73E72D6750831802B112C6C3219369617CFBDBD5FE7580DAB08A8128429EE7485434573C1EE71C06C418C9F31CB324F64C0DC310990703D40C43310C53C3398F3AC5394F966774BD079AB82CFDDC2091189567AFEC5094EB3C7765939FF8F11FE31FFFCB7F47158461AF47B799D16D663430A20711A5AA0A06BD1EB3F1F887569EFEE6176AAA655912A3E0CC50554248651563C4EA3F8B312E0E6B18E0509BBF07434D5035CCD2EDAB29E6DC228B1452782C7D8DC733B676F7A8AA0293C83317AF02504CC6549321CFB46E65EBD6F77269F58D7C697492CFAC3729831043643C1E12CA4A0F240051B428CB54023A4F7955A2A60398BBF1A653C0EAD7AA78EF6B11E4EB4EC0A5AC3103E7304D19E11C9803054495DDDE80E178828820311242A0AC52360FFB3DCAE98447B766EC9D39C6E0DEBB896F7F336F7AEF83FC8FFEADF426333408EA241E48004C6D37C64098DF30A0E6D018C10C8DFAA29B37531C3E05425330D4695D02B6F819D88D60A93A9C39AAA2646BA7C7B42808A1A2AAB147242221E1D968344224E2C4B02A22A5B03D0C7C61E878FF7DB7F2958B139C532CCAF44002E09D4D6259D5B52EA82ACE192EABF592736499C73B878A216A28E9C06292D8425D9D25E0DDA2B416B2CB39E80D876CF5FA5421204190288410E8B6DB9C3D7502AD2F54422A3B13230643024804A98C024F15420AB2DAF4409A2131A741226629F51D9EE7AF5C25C648550906ACAD2C716865996EA7BD38942A789FB4C2CD1A53D4008F5A24C361E6D8E9F599CC66A82860882ACD46C6D1C3873033CAB224AAA48C34C5591DEC980E6F02EA200AA8442C31D6E84002A0AAD358555441309FAEAB9165BCFF5D6FC580A20A6C6CF5B8BEBBC7F5CD0D8AA2A00C81F1A4A0D96870687595236BAB74BB5D5C96A19200D2CC0851198C06A80A3146240A38387EE470CA284DA066AA0B3741ADCE3031A4522C80AA43CD31AD04A782AA4388762001C0D88831222A38534C149F395ED81C312D2B5495CCC1B1A3C73973EA24CD3CA3DD6CD06AE69445C9D66E8FF5CD6D2E5F7C9EE9ACA00A81B2AC303C79ABC9E1B5353A9D2EDE395A9D0E6B2B4B38E798CD66381C8A2235E852EB0B9CA1E69098CAC030304719205415203731D0BE4BC0621502CE79A2185906B9F74449751A459849C4FBAC3E5C02CC10238AD1F49E767B89DB6E3B4CA7DDA0DB6ED169354085CD9D1DD6AF6FB2B5B5CE7832414579663623CB72EEB8E355343A5D5412F3C42ADC0880392C261C9008A6098483923044C1C4C503098073221A22AA9628CD39CA10537A4A248A009E4F7DEE116EBB700B2154ECF57ABCFEAEBBD8DADE66797999E17486030693295184AA8A980AAD66233543A7CF734BA7C972A7C34AB78377F0DF7EF77779FD1BDE843A87EA8DDB9CCB6F1521568604034B01886288445041CDCA03CA003F0A5A51852A016182584248B71FA3A026ECF507382E9367196F7BF3BD3CF6E5C7190C07B49A4D6EBFED569EFECED3DC7EFB1DECEC6CD35D5A66F5C851AA10D8DA2DD8DC1DD21F8E88228418E976DADC7EE15606833D96578F60A637E8A3265315909832004D3A220A54654C0C63323B181A94B017AA8888A242ADF11CA13E7C14613A9BF1AE07DEC1F1A387593BB4CC1F3DFE38A74E1CC799D1E974D8DDD9653C99301C0DF8EED34FB1B6D2E18F1FFD2CD5B0C778E70ADB3F789233C70F038603FAC331B3A2A8C585A16684BA0462540C87E2B1A80B1AD40AD4204845D2597EEF4032C07C566908881951236A4D8AAA4CB72FB2A0279F679C3B77BE567E8E63C74FD06CB77166648D06A74E9E646B6B13EF3CB359C97DF73FC8A77EFF617EFE2FFC128F7EF60F288AB20E68E2F9A228595A5A456BF85F284D51CC834625464363C20480E01C551530D139DFEE3F00216AAC6292A437A88854837506C49B7E9F79CFB79F7A8AB58B17595A5E663C1E73FE96F30C07432494FCEC2F7C80D1708FB22878E39BDFC6B3DFFF3ECE398AB224CA1C6B20844854C52DFA0DBB21A0CC88E612401AF85A4D55EAD128608A993BA066488AA1694594A4DFBDF7A09682608698BE2810A24AEE1C83D190F170C0DBEF7B3BCF3CFD14D7AE5CA4B9B4CAD3DFFA1A8F7DEED3FCCF3FF93AD25E656C0DBAE75FCD567FB83864E63CD3624623CF912898F3444934285189A6DC7FBEC9C97CCC8A5382E5887A8E8E5FE0F527332A3170A607A303B4B957856822D189244E6EB69A7CF59BDFA2DBEDB2BCB444BBD54A02458D2206DEFA8EFB123DCE0ABEF4E81779CDEBEFE6D273CFF2FC779FE4D5AFB993B2283979FA0CA31AF8A2C88B901E5206881AEA207382CF6EB04008C687EF6EF3CCB51FF0D657F699C5EF706953797A3B67635411660241C3810420D297189750EA8E4D94E3C74E70E6D42906C3213BBBBBEC6E6F10423227676545DE68D1ED7669B45B9C7EE59D8C43E0D8853B3877478BD178C23DF7FD597636D63971F43017AF5D7FD9E1F1301B17341A39D32A62E63173886962041CD1E5986FD36E3CCC85572EF3C67B0EF1DE30A3D7779C5AEBF0BDA7A76FB8B64EFE85CFEFD3129B956BBA5A059120B919982A2146A2385A9D25CE9CE970FA74E2862CF3680C6CEFEE70F5EA3AA3D15E1244AAEC0E86A8795A9D251AED363456B9B87E1DC5E1BC4B88BF507A3E698CBAF9328C2891B28A75C769640EB2AC492877286757E8AE1CA1D5544E9D3CCC471FFA18BFF3EF3FFE6736AE9DBEE70B9FBFFEC4BE02B09BEF96C7E4F4344A58554D7CAC75AF6F22B599316F8B8D1002D7B77B0819CDEE2AA70FAFD169B7586AB729CB825E6F97DDDD5D26931152948C4623CAA034DB5DDACBAB341A6D30C7643221CB32B48AA92F889A822186667517EA7D6AD06280589178FA0ACDEC2E32D4459343FB2E81E77EFF53E5AB7EF1C3B32AC655A36617A336364035B5BD09AC8CC160C4643CC6D4585EEED26C340841D82B87C9C55D3AC4C9D61238C8F39C7633B9CABDBD3DFABD5D86FD3DA68319674F1C65524644150194747830CC7C6DA5E549F5C502AA69AD88226A154880CA1D000802C1441786A7596A523459612289BB451227EDF67A9455B2ACD756560821A49E1F976A37A6124A9D26946585C3E19B4B9C38B7C6E193813CF75455A02CCBF4FFD596515445AC9641DE937B0F1A71B10499254E74158E12A2913BD17DD32000652C533DA61B5074E10726C72689A19D5E9FB22CA9CA8A63870EA5DB1321B107444D3DC0DC421349373C778B424892BBA842FAB7AA895A455149FD8749528699CF68E419A682C612AA02E20CAA0A8D2362119069591E48004A09DB556D89A982C5648E48DDF525F72632180D51513AED16AD4E7BA10B52A6A4EF8BA4998288A27AC31A53D31AE50D09E1651916357D7F02C164AE64590E1AB05862719A0210A758350411B2FC8713432F0B8037370D458948B2A98244A20961E1062B83E110A9D3FBE8912329F5A9C54B9D25228A84907EAF82686A5C9C59EDF0D4C1AA6D37EA20D416176275EF4B2A8BCCFB6407CD4B2014E9D73849DF170207120043B5AA6E9894314A3223AA408C911084C97486AAD2E9B4C97C9A1E49B49421F32C50015C7A2D9A0222B5256EC918D7BAF9C13CEAA0284B36B7B6539F2F96A64E0679DE482CA19230A02AEB122841A71022FC9096C0CB021055675555D48AED464A478998C270344E87C238B4B25C8362BAB91B07154C2D019924C74624C9E850BF8E92CA4A559955051B9BDB5C59BFCE643A4BFD7E487F8783662323CBB29A052A9C4C21CCEA204C41144A0E26006AB21B4242E518D2ADCB420328E3C91411A1D36CE19C476AA00B212405A9A90C0CEA03D68D8D0AAA8254750B8B43D4D8DAD9E5DAF54D26D319CE79924E4A748B69FDEF1D99CF53CD4B895605C479098C538FEC0F28031C4C6308CC66B31A8CACEEDD3DD3D98CB2AAA82AA1DBEDA4ED0E1CAE96CDA68291C030464953A1FAE0B106CFE42D04FA832157AF6D321E4F31658107E6B2943151A11EBC3AE7C9730F5A8B2099DFFE0C27239CDA0F0B012FD70186D31823B359418C91CC678838448451BDC0D0ED74EA995E40EB5B52D3D4AF7B5F4BDDF45ACD08D152FD7A4FA8023B7B3D244A620315C4F42606492D7012618A077C9686AB4EA7B838C207204BD7E7C31EBD2131ABB87C201920314E620CF52CA0A2168328568393D06DB76E1A9BD7C8AF37E832D19911D4EAF2111C8EF168C295F5758A59B1F8BE04E07141833887D4B3C879CF90E1C9B38AE189FFC4F0CCE779E4F2DFE5D127DFCFBFFE837B79EB434B7CF7D97BD79F7DEE23B71F8C105276E6DC9D4660E98DCD66459A133432F23C278434450E21D673BD0470CE5C3D1AF4C4502D4071A7D767676FAFCE16A39A8B2B4D349900CF212668AC05977163BCEE3CCE67487601DD7C90B5EE6FF2963BFE03BFF5B1DFE281B7FCFA85954EF6D95F7EC72FFFD5FDD3A0F95262E2EC744BE976469309224AA7D5416AA776CEF9733A135104AB854D442551DDF5CD6DC6934942FE5A62ABE962C7C0D5FA4155B1BA6CE63B09002E73B8DCA118CE2957BEFB02834B9B941B436423F0B37FF97DBCFBC177FB2A567F6BFF34E8A28418A96A733404A10A81A248839156B399385F2CD5F17C8E581FC2745ECF4610E1DAF50D8AB24C1322B5A4976A31B490D8755044846882F36E311C994373C3E7B555EF311324867A925CF2DC979FE3F41DA721706CFF192036128DC4181633FC69314355C8B3AC96C8469C03E0E2E6E2C2EA3611AA2A707D738BAADE2F98E38458EAF8F0758769B52364868A12CA0AEA69F37C872D739E46230540450951A9420A408C91AAAC28AB9268F10094A073DB12A41E8D270A2C662566D06C3692209A6F84188B8589509743E270D8D9EB2D962BE66B366963A40E9ADCF014C4EA61682DA8A328619101C99FCC9C23733E958F04429D01F32F29050DBAFF006466221A16B37A334759050C23CFF394DAA14AF56B6907E0E64E3084C8CEDEDE823192999A0EA1F5F7CC85D16263246A02BE3A38CE392CCA8B30C0E71E7390794FA84B33844055558458FF2A61FF01A882440949F3CF1DE02A5478EFD301EA9636C6047221044C53FA9A297BBD1E45990234E7F674E3B2589709F5F82DD68754B345CD271F4289F5CDD7BB26643E4FBB4606122A42552D4A20C4402C63DD7FEC570A4BE89B08A1DEF3A942204621F79E501F26D48B094904D5EB33668C275346E3E98D9D229DAFD040ACE77CA1CE8CC5EE50ED0DAAE84DF3404382409D0D8D464E33CFC8BCC3BB741151C28D0C2813186A3C801210CD7A51A29928A2465156C994C81B891655B1DA1499777826421523BB7B3D58780075D31385688A84B409A66A9873488C8B49EF9C1621A538CE2F74817769E1D27B9FC6644E09225455B500C21003A10844390010F48DA0226959412451A0F3A9E90921A02A35E0E9C2C951A0D71FA494752CB262D160CF2DB645BF7FC319CA329F3ABD1A2C5D96E1A94B620E9C76E31318AE6EB6E61810424AFFAAA8D01F6244F672169864C1A25815AB04785169E6795A67A9C1278DA765C1DDE3F124050A57374156777272C303505273F512EB6EE13DD665A4F5083EB9BE6980BA38BC739873F578AE4A4BD4B51628CA82A06177DF01D8B3AC2FA22A62895B6385731922567779312D27D58D8B99D1EB0F3173B51A4C068A88DD48EF7AAC5E8F9BF1CEE1EB03DB4DBB00F3438A29520F41BDF7372D7125312531ADD92CCC5B31C22C8043F71D80ED6F7F661C2D0635A1AA9B9DF97B909AAA928199D238EDF84540164B93369F2BD6DBA5F301479A6B3ACC7BCCFB1B6EEFCD1824694953168B523777AAE90F9CA6EFC9F078E7F199A72C4B1046FB6F868050145F2B8B593A4E3DCD15D11A645C323755118D1445B9A0B1D403A4F49FBBC7DEFB458ABB3A303E2928A86B7E91DEF32CF07E6186BED8AC70B4973B74DFF55A4677ACF14C36E0DA60832BBD2BF6D8938F6DE1F99B07120069B8DFDCBB7EA5D8BE7699C968C47852D01F4F184F8B048035678F46938591294117B73CD7F8CEB9C5AAFD3C1000EA1C599EA7F3A51DBBC58ADD1C07627C39A73B737807F96A8770ACCDF3CD31BF77ED89CD1F5CFAFE87EFBEF5EE3BBE7CF5CB9FDEB7210270F189C7BE70C74F7FF0B5DBD72EBF7BEBEAE507F1EEC17667F964D66CB995B52364CD161A22B3A24C0C51F3B537BFB875D517F3FA1CECBCF738555C9E2F44D0CD79BE58C27E49393BE69BE80D8A206854C63B5BE61AEE3FFEF6E73FF18983198FDFF47CF6939F7801F857F5170FFCF45FBA33883CD0DBB8FA4EE7F53ED7583A9D355AAEBBBC96DE9CCF891A6BF75617819897C28B768C0157BFF65946AC2A32EF6FB4C1F526EA7CC6E49D23CB723637AFF36F7EFB0FC3B79FBF9E959351359BCEFE6B7BD6F9DB07F6B1B9FFDDF3C54FFECEF780EFA5807C30BBF72737EFD45EE381FEF6B507F0D9FDAD56F764B3B3E4DCEA1ADDE5D505C56559BEC810BBE9A6E7293FD7FE6419AEFE9C828A2E96245C3D577CE49147EDB9E75E78B843FE37E27832DAEE17E5B38FFFDEF0403F35B68FC7DFFB53EF7F8D4CA7EFCCBC7BD035DD3BDAADD513ADEE925B5E3D0A3E7D4EA09C16F8DCD36AB71787BF99E2E60BD5A2CACFBFE77E7EF5173FC4995B4EF2773EF6D744A27CFCA1871EFA471CF0A7521D3F92E743D9DBDEB5FDDA40E3416FF6A088DCD7595E3DE61B2DB7B27694EEEA2ADE79AAB25864C202049D2354815F78CF7DFCEA5FFC0879D371CBA9437FFFF9679FFAF88FE29DFE8802F092E73DEFCEEF2E9AAF35D57766B97FA0D368DFD75A5939EA1B4DB7B4729846BB8377AE569B8218FCDC4FBC830FFED287C047A3AAEE477A5FFAD31B80973E1FFE60F6D6CBFD3754220F38E71ECCF2FC6DEDE5D5A3DDA555D7EC74E92CAD70B4E5F917FFE49F1A268F1076DF0DC8FF3B0178C9F3E637DDD39095D3AFF7F0CE20F2A044B9EBC9AF7D758CD9C384C13F04C6FCFFE747F3FC2F949DB6CF864E8D470000002B74455874436F7079726967687400436F7079726967687420A920323030382D3230313120494E434F525320476D6248108E214F0000000049454E44AE426082</text:span>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<text:span>sport</text:span></text:p>
          </table:table-cell>
          <table:table-cell table:style-name="ce1" office:value-type="string">
            <text:p><text:span>Sport</text:span></text:p>
          </table:table-cell>
          <table:table-cell table:style-name="ce1" office:value-type="string">
            <text:p><text:span>A sport</text:span></text:p>
          </table:table-cell>
          <table:table-cell table:style-name="ce2" office:value-type="float" office:value="3"/>
          <table:table-cell table:style-name="ce1" office:value-type="string">
            <text:p><text:span>%89PNG%0D%0A%1A%0A%00%00%00%0DIHDR%00%00%00%40%00%00%00%40%08%06%00%00%00%AAiq%DE%00%00%00%09pHYs%00%00%0B%13%00%00%0B%13%01%00%9A%9C%18%00%00%0AOiCCPPhotoshop%20ICC%20profile%00%00x%DA%9DSgTS%E9%16%3D%F7%DE%F4BK%88%80%94KoR%15%08%20RB%8B%80%14%91%26%2A%21%09%10J%88%21%A1%D9%15Q%C1%11EE%04%1B%C8%A0%88%03%8E%8E%80%8C%15Q%2C%0C%8A%0A%D8%07%E4%21%A2%8E%83%A3%88%8A%CA%FB%E1%7B%A3k%D6%BC%F7%E6%CD%FE%B5%D7%3E%E7%AC%F3%9D%B3%CF%07%C0%08%0C%96H3Q5%80%0C%A9B%1E%11%E0%83%C7%C4%C6%E1%E4%2E%40%81%0A%24p%00%10%08%B3d%21s%FD%23%01%00%F8%7E%3C%3C%2B%22%C0%07%BE%00%01x%D3%0B%08%00%C0M%9B%C00%1C%87%FF%0F%EAB%99%5C%01%80%84%01%C0t%918K%08%80%14%00%40z%8EB%A6%00%40F%01%80%9D%98%26S%00%A0%04%00%60%CBcb%E3%00P%2D%00%60%27%7F%E6%D3%00%80%9D%F8%99%7B%01%00%5B%94%21%15%01%A0%91%00%20%13e%88D%00h%3B%00%AC%CFV%8AE%00X0%00%14fK%C49%00%D8%2D%000IWfH%00%B0%B7%00%C0%CE%10%0B%B2%00%08%0C%000Q%88%85%29%00%04%7B%00%60%C8%23%23x%00%84%99%00%14F%F2W%3C%F1%2B%AE%10%E7%2A%00%00x%99%B2%3C%B9%249E%81%5B%08%2Dq%07WW%2E%1E%28%CEI%17%2B%146a%02a%9A%40%2E%C2y%99%192%814%0F%E0%F3%CC%00%00%A0%91%15%11%E0%83%F3%FDx%CE%0E%AE%CE%CE6%8E%B6%0E%5F%2D%EA%BF%06%FF%22bb%E3%FE%E5%CF%ABp%40%00%00%E1t%7E%D1%FE%2C%2F%B3%1A%80%3B%06%80m%FE%A2%25%EE%04h%5E%0B%A0u%F7%8Bf%B2%0F%40%B5%00%A0%E9%DAW%F3p%F8%7E%3C%3CE%A1%90%B9%D9%D9%E5%E4%E4%D8J%C4B%5Ba%CAW%7D%FEg%C2%5F%C0W%FDl%F9%7E%3C%FC%F7%F5%E0%BE%E2%24%812%5D%81G%04%F8%E0%C2%CC%F4L%A5%1C%CF%92%09%84b%DC%E6%8FG%FC%B7%0B%FF%FC%1D%D3%22%C4Ib%B9X%2A%14%E3Q%12q%8ED%9A%8C%F32%A5%22%89B%92%29%C5%25%D2%FFd%E2%DF%2C%FB%03%3E%DF5%00%B0j%3E%01%7B%91%2D%A8%5Dc%03%F6K%27%10Xt%C0%E2%F7%00%00%F2%BBo%C1%D4%28%08%03%80h%83%E1%CFw%FF%EF%3F%FDG%A0%25%00%80fI%92q%00%00%5ED%24%2ET%CA%B3%3F%C7%08%00%00D%A0%81%2A%B0A%1B%F4%C1%18%2C%C0%06%1C%C1%05%DC%C1%0B%FC%606%84B%24%C4%C2B%10B%0Ad%80%1Cr%60%29%AC%82B%28%86%CD%B0%1D%2A%60%2F%D4%40%1D4%C0Qh%86%93p%0E%2E%C2U%B8%0E%3Dp%0F%FAa%08%9E%C1%28%BC%81%09%04A%C8%08%13a%21%DA%88%01b%8AX%23%8E%08%17%99%85%F8%21%C1H%04%12%8B%24%20%C9%88%14Q%22K%915H1R%8AT%20UH%1D%F2%3Dr%029%87%5CF%BA%91%3B%C8%002%82%FC%86%BCG1%94%81%B2Q%3D%D4%0C%B5C%B9%A87%1A%84F%A2%0B%D0dt1%9A%8F%16%A0%9B%D0r%B4%1A%3D%8C6%A1%E7%D0%ABh%0F%DA%8F%3EC%C70%C0%E8%18%073%C4l0%2E%C6%C3B%B18%2C%09%93c%CB%B1%22%AC%0C%AB%C6%1A%B0V%AC%03%BB%89%F5c%CF%B1w%04%12%81E%C0%096%04wB%20a%1EAHXLXN%D8H%A8%20%1C%244%11%DA%097%09%03%84Q%C2%27%22%93%A8K%B4%26%BA%11%F9%C4%18b21%87XH%2C%23%D6%12%8F%13%2F%10%7B%88C%C47%24%12%89C2%27%B9%90%02I%B1%A4T%D2%12%D2F%D2nR%23%E9%2C%A9%9B4H%1A%23%93%C9%DAdk%B2%079%94%2C%20%2B%C8%85%E4%9D%E4%C3%E43%E4%1B%E4%21%F2%5B%0A%9Db%40q%A4%F8S%E2%28R%CAjJ%19%E5%10%E54%E5%06e%982AU%A3%9AR%DD%A8%A1T%115%8FZB%AD%A1%B6R%AFQ%87%A8%134u%9A9%CD%83%16IK%A5%AD%A2%95%D3%1Ah%17h%F7i%AF%E8t%BA%11%DD%95%1EN%97%D0W%D2%CB%E9G%E8%97%E8%03%F4w%0C%0D%86%15%83%C7%88g%28%19%9B%18%07%18g%19w%18%AF%98L%A6%19%D3%8B%19%C7T071%EB%98%E7%99%0F%99oUX%2A%B6%2A%7C%15%91%CA%0A%95J%95%26%95%1B%2A%2FT%A9%AA%A6%AA%DE%AA%0BU%F3U%CBT%8F%A9%5ES%7D%AEFU3S%E3%A9%09%D4%96%ABU%AA%9DP%EBS%1BSg%A9%3B%A8%87%AAg%A8oT%3F%A4%7EY%FD%89%06Y%C3L%C3OC%A4Q%A0%B1%5F%E3%BC%C6%20%0Bc%19%B3x%2C%21k%0D%AB%86u%815%C4%26%B1%CD%D9%7Cv%2A%BB%98%FD%1D%BB%8B%3D%AA%A9%A19C3J3W%B3R%F3%94f%3F%07%E3%98q%F8%9CtN%09%E7%28%A7%97%F3%7E%8A%DE%14%EF%29%E2%29%1B%A64L%B91e%5Ck%AA%96%97%96X%ABH%ABQ%ABG%EB%BD6%AE%ED%A7%9D%A6%BDE%BBY%FB%81%0EA%C7J%27%5C%27Gg%8F%CE%05%9D%E7S%D9S%DD%A7%0A%A7%16M%3D%3A%F5%AE%2E%AAk%A5%1B%A1%BBDw%BFn%A7%EE%98%9E%BE%5E%80%9ELo%A7%DEy%BD%E7%FA%1C%7D%2F%FDT%FDm%FA%A7%F5G%0CX%06%B3%0C%24%06%DB%0C%CE%18%3C%C55qo%3C%1D%2F%C7%DB%F1QC%5D%C3%40C%A5a%95a%97%E1%84%91%B9%D1%3C%A3%D5F%8DF%0F%8Ci%C6%5C%E3%24%E3m%C6m%C6%A3%26%06%26%21%26KM%EAM%EE%9ARM%B9%A6%29%A6%3BL%3BL%C7%CD%CC%CD%A2%CD%D6%995%9B%3D1%D72%E7%9B%E7%9B%D7%9B%DF%B7%60ZxZ%2C%B6%A8%B6%B8eI%B2%E4Z%A6Y%EE%B6%BCn%85Z9Y%A5XUZ%5D%B3F%AD%9D%AD%25%D6%BB%AD%BB%A7%11%A7%B9N%93N%AB%9E%D6g%C3%B0%F1%B6%C9%B6%A9%B7%19%B0%E5%D8%06%DB%AE%B6m%B6%7Dagb%17g%B7%C5%AE%C3%EE%93%BD%93%7D%BA%7D%8D%FD%3D%07%0D%87%D9%0E%AB%1DZ%1D%7Es%B4r%14%3AV%3A%DE%9A%CE%9C%EE%3F%7D%C5%F4%96%E9%2FgX%CF%10%CF%D83%E3%B6%13%CB%29%C4i%9DS%9B%D3Gg%17g%B9s%83%F3%88%8B%89K%82%CB%2E%97%3E%2E%9B%1B%C6%DD%C8%BD%E4Jt%F5q%5D%E1z%D2%F5%9D%9B%B3%9B%C2%ED%A8%DB%AF%EE6%EEi%EE%87%DC%9F%CC4%9F%29%9EY3s%D0%C3%C8C%E0Q%E5%D1%3F%0B%9F%950k%DF%AC%7EOCO%81g%B5%E7%23%2Fc%2F%91W%AD%D7%B0%B7%A5w%AA%F7a%EF%17%3E%F6%3Er%9F%E3%3E%E3%3C7%DE2%DEY%5F%CC7%C0%B7%C8%B7%CBO%C3o%9E%5F%85%DFC%7F%23%FFd%FFz%FF%D1%00%A7%80%25%01g%03%89%81A%81%5B%02%FB%F8z%7C%21%BF%8E%3F%3A%DBe%F6%B2%D9%EDA%8C%A0%B9A%15A%8F%82%AD%82%E5%C1%AD%21h%C8%EC%90%AD%21%F7%E7%98%CE%91%CEi%0E%85P%7E%E8%D6%D0%07a%E6a%8B%C3%7E%0C%27%85%87%85W%86%3F%8Ep%88X%1A%D11%975w%D1%DCCs%DFD%FAD%96D%DE%9Bg1O9%AF%2DJ5%2A%3E%AA%2Ej%3C%DA7%BA4%BA%3F%C6%2EfY%CC%D5X%9DXIlK%1C9%2E%2A%AE6nl%BE%DF%FC%ED%F3%87%E2%9D%E2%0B%E3%7B%17%98%2F%C8%5Dpy%A1%CE%C2%F4%85%A7%16%A9%2E%12%2C%3A%96%40L%88N8%94%F0A%10%2A%A8%16%8C%25%F2%13w%25%8E%0Ay%C2%1D%C2g%22%2F%D16%D1%88%D8C%5C%2A%1EN%F2H%2AMz%92%EC%91%BC5y%24%C53%A5%2C%E5%B9%84%27%A9%90%BCL%0DL%DD%9B%3A%9E%16%9Av%20m2%3D%3A%BD1%83%92%91%90qB%AA%21M%93%B6g%EAg%E6fv%CB%ACe%85%B2%FE%C5n%8B%B7%2F%1E%95%07%C9k%B3%90%AC%05Y%2D%0A%B6B%A6%E8TZ%28%D7%2A%07%B2geWf%BF%CD%89%CA9%96%AB%9E%2B%CD%ED%CC%B3%CA%DB%907%9C%EF%9F%FF%ED%12%C2%12%E1%92%B6%A5%86KW%2D%1DX%E6%BD%ACj9%B2%3Cqy%DB%0A%E3%15%05%2B%86V%06%AC%3C%B8%8A%B6%2Am%D5O%AB%EDW%97%AE%7E%BD%26zMk%81%5E%C1%CA%82%C1%B5%01k%EB%0BU%0A%E5%85%7D%EB%DC%D7%ED%5DOX%2FY%DF%B5a%FA%86%9D%1B%3E%15%89%8A%AE%14%DB%17%97%15%7F%D8%28%DCx%E5%1B%87o%CA%BF%99%DC%94%B4%A9%AB%C4%B9d%CFf%D2f%E9%E6%DE%2D%9E%5B%0E%96%AA%97%E6%97%0En%0D%D9%DA%B4%0D%DFV%B4%ED%F5%F6E%DB%2F%97%CD%28%DB%BB%83%B6C%B9%A3%BF%3C%B8%BCe%A7%C9%CE%CD%3B%3FT%A4T%F4T%FAT6%EE%D2%DD%B5a%D7%F8n%D1%EE%1B%7B%BC%F64%EC%D5%DB%5B%BC%F7%FD%3E%C9%BE%DBU%01UM%D5f%D5e%FBI%FB%B3%F7%3F%AE%89%AA%E9%F8%96%FBm%5D%ADNmq%ED%C7%03%D2%03%FD%07%23%0E%B6%D7%B9%D4%D5%1D%D2%3DTR%8F%D6%2B%EBG%0E%C7%1F%BE%FE%9D%EFw%2D%0D6%0DU%8D%9C%C6%E2%23pDy%E4%E9%F7%09%DF%F7%1E%0D%3A%DAv%8C%7B%AC%E1%07%D3%1Fv%1Dg%1D%2FjB%9A%F2%9AF%9BS%9A%FB%5Bb%5B%BAO%CC%3E%D1%D6%EA%DEz%FCG%DB%1F%0F%9C4%3CYyJ%F3T%C9i%DA%E9%82%D3%93g%F2%CF%8C%9D%95%9D%7D%7E%2E%F9%DC%60%DB%A2%B6%7B%E7c%CE%DFj%0Fo%EF%BA%10t%E1%D2E%FF%8B%E7%3B%BC%3B%CE%5C%F2%B8t%F2%B2%DB%E5%13W%B8W%9A%AF%3A%5Fm%EAt%EA%3C%FE%93%D3O%C7%BB%9C%BB%9A%AE%B9%5Ck%B9%EEz%BD%B5%7Bf%F7%E9%1B%9E7%CE%DD%F4%BDy%F1%16%FF%D6%D5%9E9%3D%DD%BD%F3zo%F7%C5%F7%F5%DF%16%DD%7Er%27%FD%CE%CB%BB%D9w%27%EE%AD%BCO%BC%5F%F4%40%EDA%D9C%DD%87%D5%3F%5B%FE%DC%D8%EF%DC%7Fj%C0w%A0%F3%D1%DCG%F7%06%85%83%CF%FE%91%F5%8F%0FC%05%8F%99%8F%CB%86%0D%86%EB%9E8%3E99%E2%3Fr%FD%E9%FC%A7C%CFd%CF%26%9E%17%FE%A2%FE%CB%AE%17%16%2F%7E%F8%D5%EB%D7%CE%D1%98%D1%A1%97%F2%97%93%BFm%7C%A5%FD%EA%C0%EB%19%AF%DB%C6%C2%C6%1E%BE%C9x31%5E%F4V%FB%ED%C1w%DCw%1D%EF%A3%DF%0FO%E4%7C%20%7F%28%FFh%F9%B1%F5S%D0%A7%FB%93%19%93%93%FF%04%03%98%F3%FCc3%2D%DB%00%00%00%20cHRM%00%00z%25%00%00%80%83%00%00%F9%FF%00%00%80%E9%00%00u0%00%00%EA%60%00%00%3A%98%00%00%17o%92%5F%C5F%00%00%14%E0IDATx%DA%EC%9By%90%5D%D5%7D%E7%3F%E7%DC%E5%ED%FD%BA%D5%ADV%B7%BAE%B7Z%8Dda%CC%22T%24%C86%28%20%CC%16B%5C%A6%C6%D9%8C%13%1B%C7%C6%89%ED%CC%FC%11%93%19j%A6%06%1B%85%A4R%A9%8A%FFNUb%C0%0C%60H%98%C1%29%BB%2A%D8%8E%9D%00I%2C%90%05%DA%02jIH%EAV%2F%AF%97%D7o%BD%CB9g%FE%B8%8B%5E7%B2d%3A8K%C1%AD%3A%D5%F7%2D%7D%EF%FD%7D%7F%DF%DF%7E%9E0%C6%F0n%3E%24%EF%F2%E3%3D%00%DE%03%E0%3D%00%DE%03%E0%5D%7D%D8%17%FA%F0%A9%A7%9E%3A%3FjR%22%84%A0%5E%AFS%2C%16%A9%D7%EB8%8EC%10%04%D8%B6%CD%D2%D2%12%C5b%91%EE%EEnv%EC%D8%C1%FE%FD%FB%87%0B%85%C2%AD%F9BaW%3E%9F%FF%80%EB%BA%A3%96e%F5%01%28%A5%09%C3%10%DF%F3%E6%9B%AD%F6%89V%AB%F1Z%B3%D1x%D1%F3%BC%EFl%1A%199S%5D%5C%A427%C7%E0%D00%D5%A5E%0A%C5%22%F5Z%0D%DB%B6%B1l%07%DFk%01%E2g%03%C0Z%0F%21%04B%88%01%E0%F7%B4%D6%BF%F5%E1%EB%AF%EF%B7%2D%0Bc%C0%60%D0Z%A7K%29%8D%D6%0A%A5to%A8U%AFVz%A7V%FA%B7%3C%AF%CDbuq%D6%18%F3%17%06%BE%06L%FD%A70%01%21%C4%15%C0%F3KKKg%BB%BB%BB%BF%5C%2A%95%FA%C3%20%88%3E%93%22%06G%22Er%0E%10%9F%03%18%83A%E38%0E%BD%EB%FA%FAG%B7%8C%7F9%93%CDM%1Ac%9E7F%5F%F1oj%02o%E70%C6t%1Bc%FEraa%E1%2E%CF%F3%E8%E9%E9%A1%AB%AB%8BL%26%83eYHi%A1%8D%C6%18%83%D6%06%AD%25R%29%40%60%8C%8F1%02%29%24Z%1A%841%18Tra%1C%C7%A1%AF%AF%EF%A6r%B9%FB%40%A52%FB%9C1%E6%1E%60%E9%3F%0C%00%F1%03%7D%3D%9B%CD%D2%DF%DFOWW%17%B9%5C%8E%DE%DE%5E%B2%D9%2C%00%DA%18%A4%91%18m%10R%23%90%08b6HI%18%86%18%0CRk%8C%10%20%25%22%F65%B6m%A3T%88e%5B%F4%AD%EF%BF3%9F%2F%2C%2E%CCW%3E%29%8Dy%E4%DF%15%80H%9B%FA%89%AE%AE%AE%8F%0F%0E%0E%D2%DD%DDM%18%86%84a%88%94%12%CB%B2%A8%D7%EB%E4%F3y%A4%94%20%04%1A%8D2%12a%0CB%80%10%20%2D%81%8D%8D%94%92%40%86%84a%40%DB%F38%F6%FA%EB%BC%B2%FF%15P%86%B1%B1Q%3C%3FD%08%C8ds%F4%F5o%F8%FA%E2%C2%C2%ED%C6%F0%2BB%FC%1B%03%20%84%C0%18%83%EB%BA%AF%94J%A5%AB7o%DE%8C%94%12%A5TLw%C9%C6%8D%1B%29%97%CB%28%A5%F0%3C%0F%CF%F7Qa%08%40%B1XDZ%16R%18%84%14Hmh%F9%2D%CELN%F2%E6%C9%13%1C%3E%7C%84%03%07%7E%8CR%0A%D7q861%C1%FA%0D%EB%D9%F5%C1%0F%D1n%7B%80B%08I%B9%BB%E7%E3%F5%DA%F2%B6v%ABy%B5X%23%0Akf%C0%F2%F2%F2%D1K%2E%B9d%DB%C8%C8%08%C6%18%8C1H%29%B1m%9B%E1%E1a%5C%D7%A5%DDn%A3Td%CB%AE%E3%203%19%00%AA%CB%CB%F8%BE%8F%D6%9A%A9%C9I%A6%A7%A7i6%1BX%96%8D1%86%C1%C1%01%0A%85%5D%CC%CC%CCP%ADV%D9f%DB%7C%ED%CF%FE%8Cu%BD%7D%5Cz%E9%A5%28%A5%10%22%BAn%BEP%BC%CA%18%F3%BA%D7nm%5D%0B%08%F2%EDj%5EJ%C9%F4%F4%F4%FE%81%81%81m%C3%C3%C3%84a%88R%2A%D5%FE%E8%E8%28%AE%EB%12%04A%0AH%C2%0A%AD5A%10%E0%3A%0E%D9L%86%C1%81%01fgg%E9%EB%EBcdd%94%0D%1B6P%28%14R%86e%B3%D98T%2AFGG%F9%83%2F%FF%3E%D3%D33%D8%B6%85%10%12%21%223%CC%E6%F2%97%3Anf%3Fk%28%ED%2F%08%80%E38%E9r%5D%97J%A5%C2%F4%F4%F4%13%C5b%F1%AA%A1%A1%21%3C%CF%C3%F7%7D%7C%DF%C7q%1CFGG%11B%A4%3E%20%F1%03%9D%CB%B6m%1C%D7%A5%AB%AB%8C%94%16%F9%7C%2E%BD%86%EF%FB%04A%B0%E2%B5%E38%84a%88%D6%9A%9E%9E%1E%7E%E7%BE%DF%A6%D9lE%3E%25N%80%8C1%B8%99%ECU%D2%B6%9E%E0m%B2%40%BE%1D%ED%0B%21%EE%99%9B%9B%FB%F8%D6%AD%5Bi%B5Z%B4Z%2D%DA%ED6%C5b%91%2D%5B%B6%60%8C%89%E9%29%3A%FF%27%05%C2%B6ml%DB%26%93%CD%22%2D%891%86%5C%2EO%A3%D1%A0%DDn%D3l6i6%9B%B4%DB%ED%14%DC%20%08%D0Z%E3y%1E%00%9E%E7%F3%BB%9F%BF%2Fr%9E%D2Z%E1%90%2D%3B%F3q0%F7%FCL%00%D0ZwOLL%7C%FD%F2%CB%2F%A7V%ABQ%AF%D7i%B5Z%F4%F7%F7%B3e%CB%96%D4%14%3A%85%3E%DF%B2%2C%2B%8A%F3%C6%A0%0D%14%0A%05j%B5%1A%CDf3%BDf%B3%D9L%01n6%9B%A9%23m%B7%DBH%29%99%9A%3A%C3%9F%FC%F1%1Fc%5BQ%A8%5Ci%A2%CE%D7%81%EEw%C4%09%CA%F8%E2Zk6%0E%0D%3D%F2%3F%1Ex%00%2B%F6%F6%C9C%0D%0C%0C%D0j%B7%11%10%09%97fxbE%C4H%B4%D4%A910%14%8BE%AA%D5%2A%85B%21e%40%02H%02B%A3%D1%C0%F7%FD%0E%C6%958t%E8%20O%3F%FDM%7E%E9%AE%5FF%89%C4%14%88%E2%2A%E2%110%BF%F4%8ED%818%D6%5F122rg6%F6%E2%B6m%A7%5E%3F%08%020%06iY%2BhO%9C%DA%26Bkc0%9D%C2%1B%836%86R%A9%C4%D2%D2%12Z%EBT%D8%C5%C5E%16%17%17%A9V%AB%2C%2E%2E%B2%B4%B4%C4%E2%E2%22%F3%F3%F3%18c%B0m%9B%AE%AE%2E%2A%95Y%26%8EM%90%CB%E7%E8%E9%E9A%08%1D%01%2E%AC%3B%2D%A1%AF%00%5E%BDX%CF%F3%82%00%28%A5%D0Z344%F4%A7%99L%06%1D%3Fx%0CJ%14%E2%3A%9C%8E%10%A2C%40b%81%CD%0A%A1M%C7%C2%18%BA%CAej%B5%1AA%10P%A9T%A8T%2AT%ABU%3C%CF%A3%D1h%D0l6i4%1A%B4Z%2D%B4%D6%94%CBe%0A%85%02%DD%DD%DD%FC%97%5F%F95%96%E6%2B%08%AD8%3E1%81c%DB%F4%F5o%40%29%C5%8F%0F%EC%FF%D3%D1%D1%91%3DZ%EB%7F5%036%0E%0C%0E%DE%24E%14%C6%04bE%DC%0F%7C%1F%DB%B6%CF%09%1F%FBfc%F4%2A%BA%A7lB%27%F5%00%1A%D7%C9%E0%F9%3E%93%93%93%B4Z%2Dj%B5%1A%EDv%3Bu%8A%09%08%ADV%8B%5C%2EG%B1X%24%9B%CD%F2%89O%FE%26%7E%BBE%A1P%C0%CDd%E9%EAYG%AB%D5f%F2%CCi%CE%9C9%C5%E4%9937%8D%8Dm%DEh%8C%99Z3%00Zk%BA%CA%E5%2F%3A%8E%8B%90%02%A3M%EA6%8D1d2%19%1A%8D%06%E5r%19%03Q%9E%2Fb%AAGA%3A%FDn%F4y%24%BC%D1%1A%13SD%2B%85m%DB%CC%CC%CC%E0%FB%3E%CDf%93%20%08R%A7W%AF%D7i4%1Ad2%99H%FB%F9%3C%BFp%E3%8D%8Co%D9B%BB%D5%C0v%B3%84%CA%A0%C2%A8%171%BC%E9%12%3C%AF%8D%EFy%BC%F9%E6%9B%5F%1C%1B%1B%BB%FFB%2C%B0%2Ff%FF%BD%7D%7D%F7%19%40%2B%1D%E5%EE%C8%C8%7E%E3z%DE%F7%FDH%E0%F8%26%9D%26%B7%DA%E6%D3J0fG%10%04%FC%CB%D1%A3%DC%7B%EF%BDLLLp%E4%F0%11%5E%7Ey%1F%AF%BC%F2%0A333%84q%EA%5C%28%14%28%14%0A%94J%25%DE%B7%7D%3B%1F%FB%D8%DD%F8%9E%87%9B%2D%10%86%1A%A3%C3s%EC%D2%8Arw%0F%27%8E%1Fcf%A6y%DF%F8%F8%F8%FD%17%F2%03%173%81%2BK%A5RW%A29a%40%A0S%CF%1EE%03%8D%D1%26%D2h%E2%F9S%C1%23%18%12%EDG8D%C2%B7%9A%2D%26%26%26%18%D9%3C%CA%E97%DFd%5DO%0F%BBw%DF%C0mw%DC%8E%EB%B8LL%1C%E3%85%17%5E%E0%9F%FF%E9%9F9q%E28%F9%7C%9E%BE%BE%3E%3E%F7%B9%CF%A3%C2%00%27%93%8D%01J%AE%9B%00%0C%EB%D6%F5R%A9%CC%B3%B4%B4%D4u%E5%95W%5E%19%86%E1%815%01%90%CDfo%16B%A4%C8%0A%21%10%3A%F2%F2%89%2D%87%2AD%A3A%C7%D6%1FK%2F%12%06%18%93v%82%12M4%EAuN%9D%3E%CD%C8%E8%28gN%9D%828%84%1Ach5%1A%B4i%D0%BF%7E%3Dw%DF%7D7%BF%FAk%BFJ%B3%D1%E4%C0%81%03hm%90%12%2C%CB%25T%E7z%0B%26%EE3DKc%5B%0E%D9%5C%8E%CA%B1cLMM%DD%AC%94Z%1B%00%99l%F6Z%A54%CARh%A5A%08%A4%8Cjxc%0CZ%A9H%B3J%AF%8C%F7%3A%F1%FF%E7%A2A%E44%05%0B%0B%0BT%E6%2A%0C%0F%0Fsv%F2%CC%8A%24iu%FE%801%F8%9E%8F%B4l%AE%BE%FA%1A%0E%1D%3A%88%14%02%1D%3B%E2N%E1%A3s%13w%9E%24%03%03%83%7C%EF%BB%DF%E5%F8%F1%E3%D7%26%05%D9%DB%06%C0%CDd%DEo%B4%26%08%15J%2B%102%EA%DCH%13%7Br%8D%94%92%97%5Ez%89%C1%C1%8D%AC%5F%BF%9ER%A9%04%16%D1%F7%13j%C6%DE%60zz%96F%A3%CE%C0%C0%00S%93%93Q%B3%23%2E%94V%80%20%05%CA%18%B4%02%1D%86%28%15%D9%B8%90%20m7M%8FW%0Bo%8C%89%B2A%04%97n%DD%CA%D4%D4%14%B3%B3%B3%97%AD%19%00%CB%B2F%B41%E8%F8%86%60%40J%8C%01a%0C%B6%EDp%E4%C8%2B%84a%C8%C1%83%AF%B1%B4%B4%88%EF%07tuu188%C8%D0%D00C%C3C8%8E%C3%A9%D3%A7%08%FD%90%EE%EE%1E%CE%9E%9DD%88%95%95%A2%1Dg%91FHB%151%2E1%BDH%D8%C8%BE%13a%CE%B5%D6%CEQ%5Fk%1D%85d%29%B8t%7C%2B%AE%EB%B2%B8%B88%B2f%27%28%10%85%24%84%04A%18%D9%29%26jfIA%A3%5Ec%7E%7E%9E%A1%A1H%C8%24%2C%2E%2F%2F%F3%E2%8B%2F2%3B%3B%CB%C2%C2%02%F9b%91%7B%3F%F5%29%86%86%86%99%9E%3E%1BU%84%8E%93V%88R%CA%A88%D2%02%15%0B%9C%24Z%E7%3A%C8%86%FE%FE%0D%CCL%9F%A5%B7o%7D%07%03%CE%7D%0E%60%5B%16%96%B4pl%87%5Bo%BB%8DV%B3Y%94R%AE%AD%182q6h%8C%A1%EDyQK%5BiT%8C%E8%E1%C3%87%E9%E9%E9Y%91%B4%24%05MRN%DB%B6%CD%EBG%8F%F2%E6%A9ST%2AsiU%98V%88%96%85%906JC%A8UZg%28%A5%D3%BFI%FB%3C%97%CBQ%AB%D7S%F3KV%12%02%A3Y%81%85%B4%25H%D8y%CDNr%D9%2C%B9%5C%EE%27%AE%8B%26B%C9%0D%DA%ED6%19%D7%8Dl%CC%18%1A%ED6%B333l%D8%B0%21%CD%E1%13%10%96%97%97%A9V%ABT%ABU%96%97%97i%B7%DB%BCv%F0%20W%5Fu%15%ADV%2B%15%5E%DA%16Z%88%28A%D2%FA%2D%C2%AF%9E%1D%18C%94%89v%B0%22Z%3A%D5%BEm%D9%D8%96%8D%14%82M%97%5C%C2%F1%E3%C7%B9%10%03%2E%5C%0B%84%A1VJI%21%A2%0B4%9B%2Dr%F9%2CBX%1C8%F0c%84%10T%AB%D5%B4%7E%AF%D7%EB%E9%AA%D5j%D4j5%96%E3%F6%D7%91%23%87q%B3Y%3C%CF%8B%00%B0m%84%01%A5%A3%CCP%AD%00%40%A5%82w%9Ekm%40%80%EF%07%18%C3%0ASq%5D7%ED78N%94%9A%E7%B29%3E%7D%EF%BD%FAB%AD%B2%0B%02%10%86%E1%94RzX%CA%A8tm%B5%5B%D8%8E%8Do%7C%0E%1F%3ADoo%2F%CDf3%ED%DE%9COx%CF%F3%08%C3%90c%AF%BF%11%B5%C2%85%C0%92%12%8D%C1h%DEb%EF%2Bi%DF%29%7C%B4%FA%FA%D6377Koo%5F%FA%9D%A4%F5%16%2D%0B%C7q8q%E28%23%23%9B%F1Z%8D%B5%D7%02a%18%1C%D7Z%0D%27%AE%C2%B2%AC%88%CE%AF%BEJ%BB%DDfaa%01c%0Ca%18%A6%B5%7B%02%40%BD%5EO%F3y%DF%F7%11B0%3D%7D%96%AER%11%90%A80%B1%DD%B7%0A%DC%29t%C7%E8%0C%AD%15%B6%ED%D0j%B5R%E7%974%5C%CFi%DF%A1%DDn%93%CF%E7Q%2A%C4%0B%82%E3kf%80%0A%C3%FDZs%BD%E7%B5%A9%D7j4%5Bul%DB%E5%F1o%3C%C6%C8%C8%08%99L%06%AD%A3%E1f%22lg%27%279WJ%91%CF%E7%99%988%C6%CE%1D%3B%08%B4%EA%28%A9W%86%BB%C4%A6W%02%93%BC%8E%8A%2D%11%7Bh%D9%D1ctl%1B%DB%B5q%5D%977O%9Ed%F3%D8%18%96%25%09%7C%7F%FF%9A%01XZ%AA%FEp%7Eq%E9K%99l%86%EEr%0F%9BzG%B0%1D%9B%5Bo%FBE%1E%7B%F4%2F%19%1D%1D%25%93%C9%10%86a%DA%CC%3C%5F%29%9B%C9d%C8d2%1C%3Bv%8C%1D%D7%ECDi%BF%23%CE%EB%15%A1%EE%7C%83%D3%E8%3C%1A%A4%2C%2DU%F9%E6SO%D2l6%B8n%D7%87%B8%F1%C6%9B%28%14%A2%C1%8B%EB8%CC%CE%CE%B2ap%10%DF%F3%28vu%D1%F6%DA%3F%5C%B3%13%CC%E7s%DF%E9%2A%F7%60%D9%0ER%0A%02%E5%E3%B5%1A%7C%E0%03%97%F1%91%5Bn%E1%99%A7%9F%A6%B7%B77%1D%80%24%00t%B6%B2%92%B29%97%CB15y%16%A5%14%81%1F%A4il%22xtn%DE%02J%E2%FC%840T%E6%2A%FC%D53OQ%2EwQ%2A%15%F9%D6s%FF%97o%3C%F6%08%D7%DF%B0%9B%5F%FF%F5%DF%60%7C%7C%9C%13%27%8E%D3%D5U%C2%B6m%02%DFG%2B%F5%1D%D6%9A%08%19c%9A%EDv%EB%D5LV%5C%21e%DC%E8%B4%1DT%18%B0g%CF%1E%26%A7%26%F9%EE%DF%3E%8F%E3%D8%E4r%F9%B4%85%9D0%40%29E%B9%5C%26%9F%CF%93%CB%E5%A8Tf%09%83%10%AD%23%BF%91%08%9D%98%831o%05%C0%C4%C5%D4%CC%F4Y%BE%FF%BD%E7Y%BF%7E%3D%C5b%91J%A5%C2%D8%D8%18%27O%9E%E4%5B%CF%FD%3F%FE%EA%99%A7%F9%E8G%3F%CA%1F%FC%F7%07X%5E%AE%92%CF%E5YZZ%7CU%08%D1L%FC%97%E38X%F1%88%EE%A7k%8AZ%16%BE%EF%FD%B9%E3f%BEfL%5C%80%08%81%B4lT%18%F2%89%DF%F8%24gN%9D%E1%E5%97%F7%B1%B4T%25%08%824%27w%5D%97r%B9%8C%EB%BAi%88%CAd2%1C%3Ct%90%5C%2E%C7%86%0D%03%1D%02%9A4%E1Z%29%7C%F4%1CS%93g%F8%F1%FE%7D%F4%F7%F7%E38%0E%F3%F3%F34%1A%0D%1A%8D%06a%18%A6%D9%E4%E8%E61%DA%AD%16%99L%16iY%D4%EB%B5%3FO%A6%D3%85B%81%DD%BBw%BF5%DB%BDP%9E%FC%CC3%CFD%E3%E9L%2E%B0l%DB%3EW%B1I%2C%29%10%26%CA%0A%FF%F7%FF%FA%9F%BC%F8%D2Ki%82%93%CB%E5%28%14%0A%E4%F3y%06%07%07%F9%F9%EB%AEc%C7%8Ek%18%DE%B4%09%AD%0D%CDf%93%CA%DC%5CZ%28u%15K%E4%8B%C5%0E%DA%9B%B4op%E8%E0%AB%9C%3Eu%92R%A9%0B%A5T%DA%28%ADT%2A%CC%CE%CE2%3F%3F%CF%E2%E2%22%C6%18%9E%FB%9Bo%93q%1C%BA%CA%5D%F8%BE%1F%2E%CCW%1C%CB%B2p%5D%97%3D%7B%F6%ACq6%28%04%A1%EF%3D%80%10%0FG%F5%B8%40%08%8D%D6%02%21%25%B6%90%3C%F8%95%AFr%FF%FD%F7%F3%C6%1B%AF%93%CF%E7%C9f3%5Cv%D9%E5%DCr%EB%AD%5Cq%D5U%60%0C%2ATx%9E%9Fvu7%0C%0C%A4%E5%EB%FC%FC%3C3ssh%1DR%2A%96%29ww%A3%94%E2%FB%DF%FB%5B%16%E6%E7%E9%E9%E9%A1V%AB%A5Y%E6%E2%E2%22%0B%0B%0B4%1A%0D%82%20%20%0CC%AE%BB%EE%3Az%7Bz%08%C2%10%C7%CD05y%E6%81%BB%EE%BA%EB%E2%E2%5D%94%01%C9%17%2D%BB%2E%A5%5D%10iO%20%5E2bC%E0%FB%3C%BC%F7%21%C6%C6%C7%D9%F3%91%5B%D8%B4i%13%3A%08QIC%C4%E8s%FD%C1%8E%0EN2%1FH%DE%AF%2E%2D%B2%BC%BC%CC%CB%FB%7E%C4%D9%B3S%94J%25%A4%94x%9E%97%E6%19%09%FD%93%9C%A3%D1h%F0%D5%87%F6%F2%C1%0F%7D%98%AER%01%15%EA%C6%0D7%7C%B8%98%D4%24%EF%C8t%D8%28%F5%19ex%5C%08%19i%3F%1D%80hT%5C%DA%7E%E6%B3%F7%D1%DF%DF%8FQ%21%ADf%13cd%5CR%99%95%2D2%F3%D6%958%C3%5C%BE%40%A1X%22%5F8%9Cf%92%89%8F%08%82%60E%94I%CE%B3%D9%2C%BBv%7D%10%D7%B1p%9C%0C%7F%F4%F0%83%9F%8B%85%97%9C%A7E%B9%C6%E9%B0%F9%3FF%AB%1Fv%E6%EB%E7V%80%E7%87t%F7%F4p%E6%F4i%14%10%86%D1%FBJ%85%84%A1%8A%5F%9F%3B%5F%BD%A2%EBDMP%DB%B1%D8%FE%BE%EDi1%95%A4%D6%89%B6%939A%AB%D5B%08%C1%AE%5D%1F%24%9F%CB%91%CB%E59t%E8%B5%17%9Ez%EA%C9%C7b%E5%DA%80%D5%B1%C4%EA%2De%F6%C5%06%A2%2B%FB%03%DC%A1%B4%AE%84%9A%8C%5C%BD%C1%29%9E%CA%F8A%10uj%DFbZ%E7%A8%7F%CE%14%22%AF%2F%84%40Z%16%8E%15%F5%08%1C%DBf%FBe%EFO%8B%2C%21%04J%A94%E1j%B7%DB4%1A%0D%B4%D6%14%8B%05n%F9%C8%2Dh%0C%BE%EF%7B%5F%FA%C2%17%3E%06%B8%B1r%C5%2A%8D%EBU%EBb%89P%7E%F5%5Bu%AD%F5%F5%06%F9O%9E%1F%12%AA0%EE%F6%9A%B4VHb%7Cr%DF%A4Q%D1%D9jOv%87%09a%E1%BA6%96%25%B1%A4%15%A5%B6qz%9B%CFe%18%1F%DF%C2%BE%7D%2Fc%DBv%BA%B7%20I%B6%00J%A5%12%97%5F%FE%01v%EC%BC%86b%A1%C0g%3F%FB%DBw%CC%CE%CD%2D%01%99%F3%D0%3E%01CCDR%40%5F%D0%09%FE%A4%1C%FA%9E%7B%3Eq%F7%27%3E%F9%A9oF%95%9E%3A7%F00%26%1Ai%D5%EB%AC%EB%E9A%19%13Mo%0D%2B%1Dg%3A%3DN%FEZX%1D%7B%09l%DB%C2%92%F0%DC%B7%FE%86%BD%0F%7D%15%D7u%D3%3D%02%00%DB%B6%BD%8F%5F%BC%F3Nn%BE%F9fFFF9%F8%DAk%7C%E3%1B%8F%7D%FA%D9g%FF%FA%C9U%C2%9F%CF%EE%0D%10%00%3E%A0%D7%B4E%E6%91G%1E%7DZ%2B%7D%CFg%3E%7B%DF%23%7E%10%A0%E2%A6%A91%82%5C%2EG%BDV%25%97%CF%A3%B4%26%B6%92xG%98H%F7%0AJ%B1zl%1E%03a%D9%D8%B6%20%0C%3Cv%ED%DA%95%0EP%C6%B6l%E1%D6%DBn%E7%B6%5Boc%F3%D8%18%C9%DE%C3%20%08x%E2%89%C7%EF%7B%F6%D9%BF%7E%16%28%AE%D2%F4j%E1E%AC%7D%95%F8%82%B50%40%26%CE%E5%17n%BC%F1%97%BF%F2%95%87%1E%27%B6%D1%C4%AE%5F%FF%97%A3%8C%8D%5F%8AeY%90L%82LB%FB%08%04%B9j%0FA%92%CDE%F7%14%2CW%17%99%99%99a%DF%BE%7D%DC%B0%7B7%9B7oA%A90%BD%8FeY%28%A5%F8o%FF%F5K%9F%FE%C1%0F%7E%F0m%C0%E9%B0s%B3%8A%01%9D%8C%08%81f%C2%80%B5%02%90%01%F2%00%5B%B7n%7D%DF%17%BF%F4%7BO%2F%2E%CC%0F%24%F9%BDR%9A%C9%C9I%CA%DD%3D%EC%DC%B9%93m%DB%B6%03%E7%F2%FD%C4%04V%EF%25PJq%F2%E4%09%94R%94J%256n%1CJ%E7%0D%09%FD%85%108%8E%C3%E9%D3%A7f%BE%F0%BB%9F%BF%E7%F8%F1%13%C7b%85%98%0E%E1%F5y%E8%AFb%EA%B7%80v%0C%C4%9A%19%E0%C4%00%E4%00i%DB%B6u%E7%9Dw%3Ex%ED%B5%D7%DE%B3%7D%FBv%A4%94%CC%CE%CEr%F4%C8%11%7E%B4o%1F%D5%EA%12%D7%FE%DCu%DCq%FB%1D%8C%8D%8F%A3b%7B%8E%EE%2D%98%9A%3AC%ADV%C3%B1%1DFFG%D3%29%D1J%A7%29%22F%01O%3E%F1%F8%93%0F%3F%FC%F0%5EcL%18%877%7D%1E%00%E8px%01%E0%C5%82%B7%3B%A3%C0Z%00%10%ABX%90%8F%1F%C2%0C%0D%0Dm%DF%B3g%CF%83%EB%D6%AD%DB%99%CDfi4%1A%9C%3E%7D%9A7%DEx%83%A3G%8F%A2%B5%E6%FA%DD7p%FBm%B7%F3%FE%F7%5FN%AD%B6%8C%D6%B0q%E3FJ%A5R%C7%28%CD%AC%D8laY6R%0A%FE%F1%1F%5F%DC%FF%87%7B%F7%EE%3Dq%22%D5%FA%EA%D0%96%08%1F%C6%82%FB%F1J%04%0FV%01%B4%26%00%3AApb%16%E4%80lB%C5%CD%9B7%EF%18%1B%1B%FB%8C%E387%9D%3D%7B%96%E9%E9i%2A%95%0A%E5r%99%D1%D1Q%FAz%7B%C9%E6%F2%3C%B4%F7%0F%A3%E9%F2%AAgH%B4m%DB6%9E%D7%E6%3B%DF%FE%F6%F7%1F%7D%F4%91G%8F%1E%3Dz%28%BE%87%E8%10Zu%AC%A0%C3%C3%B7c%AD%7B%1D%80%98%B7U%0B%5Cd%E3%A1%E8H%A6%12%202%F1r%00%ABP%28%94%86%87%87ou%5D%F7F%A5%D4%CF%19c%B2%03%03%03%14%0A%05%7C%DF%E7%C1%AF%EC%A5P%C8%A7A%3A%D93%BC%BC%5C%F5%5Ex%E1%1F%7E%F4%BD%E7%9F%FF%FB%EF%FF%DD%DF%7D7%08%82V%C2%B2Uq%3C%EC%10%D8%EB%D0x%A7%D0%E7%8B%06%EF%08%00%AB%81%B0%3A%C0p%E2l%CC%8D%DF%93%80%18%1A%1A%1A%2C%16%8B%DB%0A%85%C2%901%A6w%7C%7C%3C%9F%CB%E5E%18%06%CDF%A3%B1p%F2%E4%C9%B3SS%93%C7%E7%E6%2As%E7%F9%15D%A2%E1p%95%A6%83%8E%F7%D5O%23%F4%3B%0D%C0O2%0F%D9%01%8A%D5%11%3E%E9HS%E5%AA%9AD%AE%0AY%AB%29%7E%BE%D7%9D%CEO%FC4B%FF%AC%01%B8%10KD%C72%3F%E1%B7%2E%E7%CB%DF9O%5C%7Fg%1E%EC%BD%9F%CE%BE%CB%8F%F7%00x%0F%80w%F9%F1%FF%07%00%F2%BDT%A2%F0%A4%CAN%00%00%00%00IEND%AEB%60%82</text:span></text:p>
          </table:table-cell>
          <table:table-cell table:number-columns-repeated="1019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&quot;Arial&quot;"/>
  </office:font-face-decls>
  <office:styles>
    <draw:stroke-dash draw:name="Fine_20_Dashed_20__28_var_29_" draw:display-name="Fine Dashed (var)" draw:style="rect" draw:dots1="1" draw:dots1-length="400%" draw:distance="400%"/>
    <draw:stroke-dash draw:name="Ultrafine_20_Dotted_20__28_var_29_" draw:display-name="Ultrafine Dotted (var)" draw:style="rect" draw:dots1="1" draw:distance="130%"/>
  </office:styles>
  <office:automatic-styles>
    <style:page-layout style:name="pm1">
      <style:page-layout-properties fo:margin-left="2cm" fo:margin-top="2cm" fo:margin-right="2cm" fo:margin-bottom="2cm" style:print-orientation="portrait" style:print-page-order="ttb" fo:page-width="21cm" fo:page-height="29.7cm" style:print="charts drawings objects zero-values"/>
      <style:header-style>
        <style:header-footer-properties fo:min-height="1cm" fo:margin-left="0cm" fo:margin-right="0cm" fo:margin-top="0cm" fo:margin-bottom="0cm"/>
      </style:header-style>
      <style:footer-style>
        <style:header-footer-properties fo:min-height="1cm" fo:margin-left="0cm" fo:margin-right="0cm" fo:margin-top="0cm" fo:margin-bottom="0cm"/>
      </style:footer-style>
    </style:page-layout>
  </office:automatic-styles>
  <office:master-styles>
    <style:master-page style:name="mp1" style:page-layout-name="pm1">
      <style:header style:display="false"/>
      <style:footer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Microsoft Excel</meta:generator>
    <dc:creator/>
  </office:meta>
</office:document-meta>
</file>